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style:text-properties fo:font-size="16pt" style:font-size-asian="16pt" style:font-size-complex="16pt"/>
    </style:style>
    <style:style style:name="P2" style:parent-style-name="Normal" style:family="paragraph">
      <style:text-properties style:font-name="Times New Roman"/>
    </style:style>
    <style:style style:name="T3" style:parent-style-name="DefaultParagraphFont" style:family="text">
      <style:text-properties style:font-name="Times New Roman"/>
    </style:style>
    <style:style style:name="T4" style:parent-style-name="CommentReference" style:family="text">
      <style:text-properties style:font-name="Times New Roman"/>
    </style:style>
    <style:style style:name="T5" style:parent-style-name="DefaultParagraphFont" style:family="text">
      <style:text-properties style:font-name="Times New Roman"/>
    </style:style>
    <style:style style:name="T6" style:parent-style-name="DefaultParagraphFont" style:family="text">
      <style:text-properties style:font-name="Times New Roman"/>
    </style:style>
    <style:style style:name="T7" style:parent-style-name="DefaultParagraphFont" style:family="text">
      <style:text-properties style:font-name="Times New Roman"/>
    </style:style>
    <style:style style:name="T8" style:parent-style-name="DefaultParagraphFont" style:family="text">
      <style:text-properties style:font-name="Times New Roman"/>
    </style:style>
    <style:style style:name="T9" style:parent-style-name="DefaultParagraphFont" style:family="text">
      <style:text-properties style:font-name="Times New Roman"/>
    </style:style>
    <style:style style:name="T10" style:parent-style-name="DefaultParagraphFont" style:family="text">
      <style:text-properties style:font-name="Times New Roman"/>
    </style:style>
    <style:style style:name="T11" style:parent-style-name="DefaultParagraphFont" style:family="text">
      <style:text-properties style:font-name="Times New Roman"/>
    </style:style>
    <style:style style:name="T12" style:parent-style-name="DefaultParagraphFont" style:family="text">
      <style:text-properties style:font-name="Times New Roman"/>
    </style:style>
    <style:style style:name="T13" style:parent-style-name="DefaultParagraphFont" style:family="text">
      <style:text-properties style:font-name="Times New Roman"/>
    </style:style>
    <style:style style:name="T14" style:parent-style-name="DefaultParagraphFont" style:family="text">
      <style:text-properties style:font-name="Times New Roman"/>
    </style:style>
    <style:style style:name="T15" style:parent-style-name="DefaultParagraphFont" style:family="text">
      <style:text-properties style:font-name="Times New Roman"/>
    </style:style>
    <style:style style:name="T16" style:parent-style-name="DefaultParagraphFont" style:family="text">
      <style:text-properties style:font-name="Times New Roman"/>
    </style:style>
    <style:style style:name="T17" style:parent-style-name="DefaultParagraphFont" style:family="text">
      <style:text-properties style:font-name="Times New Roman"/>
    </style:style>
    <style:style style:name="T18" style:parent-style-name="DefaultParagraphFont" style:family="text">
      <style:text-properties style:font-name="Times New Roman"/>
    </style:style>
    <style:style style:name="T19" style:parent-style-name="DefaultParagraphFont" style:family="text">
      <style:text-properties style:font-name="Times New Roman"/>
    </style:style>
    <style:style style:name="T20" style:parent-style-name="DefaultParagraphFont" style:family="text">
      <style:text-properties style:font-name="Times New Roman" style:font-style-complex="italic"/>
    </style:style>
    <style:style style:name="T21" style:parent-style-name="CommentReference" style:family="text">
      <style:text-properties style:font-name="Times New Roman"/>
    </style:style>
    <style:style style:name="T22" style:parent-style-name="DefaultParagraphFont" style:family="text">
      <style:text-properties style:font-name="Times New Roman" style:font-style-complex="italic"/>
    </style:style>
    <style:style style:name="T23" style:parent-style-name="DefaultParagraphFont" style:family="text">
      <style:text-properties style:font-name="Times New Roman" style:font-style-complex="italic"/>
    </style:style>
    <style:style style:name="T24" style:parent-style-name="DefaultParagraphFont" style:family="text">
      <style:text-properties style:font-name="Times New Roman" style:font-style-complex="italic"/>
    </style:style>
    <style:style style:name="T25" style:parent-style-name="DefaultParagraphFont" style:family="text">
      <style:text-properties style:font-name="Times New Roman" style:font-style-complex="italic"/>
    </style:style>
    <style:style style:name="T26" style:parent-style-name="DefaultParagraphFont" style:family="text">
      <style:text-properties style:font-name="Times New Roman" style:font-style-complex="italic"/>
    </style:style>
    <style:style style:name="T27" style:parent-style-name="DefaultParagraphFont" style:family="text">
      <style:text-properties style:font-name="Times New Roman"/>
    </style:style>
    <style:style style:name="T28" style:parent-style-name="DefaultParagraphFont" style:family="text">
      <style:text-properties style:font-name="Times New Roman"/>
    </style:style>
    <style:style style:name="T29" style:parent-style-name="DefaultParagraphFont" style:family="text">
      <style:text-properties style:font-name="Times New Roman"/>
    </style:style>
    <style:style style:name="T30" style:parent-style-name="DefaultParagraphFont" style:family="text">
      <style:text-properties style:font-name="Times New Roman"/>
    </style:style>
    <style:style style:name="T31" style:parent-style-name="DefaultParagraphFont" style:family="text">
      <style:text-properties style:font-name="Times New Roman"/>
    </style:style>
    <style:style style:name="T32" style:parent-style-name="DefaultParagraphFont" style:family="text">
      <style:text-properties style:font-name="Times New Roman"/>
    </style:style>
    <style:style style:name="T33" style:parent-style-name="DefaultParagraphFont" style:family="text">
      <style:text-properties style:font-name="Times New Roman"/>
    </style:style>
    <style:style style:name="T34" style:parent-style-name="DefaultParagraphFont" style:family="text">
      <style:text-properties style:font-name="Times New Roman"/>
    </style:style>
    <style:style style:name="T35" style:parent-style-name="DefaultParagraphFont" style:family="text">
      <style:text-properties style:font-name="Times New Roman"/>
    </style:style>
    <style:style style:name="T36" style:parent-style-name="DefaultParagraphFont" style:family="text">
      <style:text-properties style:font-name="Times New Roman"/>
    </style:style>
    <style:style style:name="T37" style:parent-style-name="DefaultParagraphFont" style:family="text">
      <style:text-properties fo:language="en" fo:country="US"/>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T40" style:parent-style-name="DefaultParagraphFont" style:family="text">
      <style:text-properties fo:language="en"/>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style:style>
    <style:style style:name="T72" style:parent-style-name="DefaultParagraphFont" style:family="text">
      <style:text-properties style:font-name="Times New Roman"/>
    </style:style>
    <style:style style:name="T73" style:parent-style-name="DefaultParagraphFont" style:family="text">
      <style:text-properties style:font-name="Times New Roman"/>
    </style:style>
    <style:style style:name="T74" style:parent-style-name="DefaultParagraphFont" style:family="text">
      <style:text-properties style:font-name="Times New Roman"/>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style:style>
    <style:style style:name="T80" style:parent-style-name="DefaultParagraphFont" style:family="text">
      <style:text-properties style:font-name="Times New Roman"/>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style:style>
    <style:style style:name="T83" style:parent-style-name="DefaultParagraphFont" style:family="text">
      <style:text-properties style:font-name="Times New Roman" style:text-position="super 63.6%"/>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style:style>
    <style:style style:name="T86" style:parent-style-name="DefaultParagraphFont" style:family="text">
      <style:text-properties style:font-name="Times New Roman"/>
    </style:style>
    <style:style style:name="T87" style:parent-style-name="DefaultParagraphFont" style:family="text">
      <style:text-properties style:font-name="Times New Roman"/>
    </style:style>
    <style:style style:name="T88" style:parent-style-name="DefaultParagraphFont" style:family="text">
      <style:text-properties style:font-name="Times New Roman"/>
    </style:style>
    <style:style style:name="T89" style:parent-style-name="DefaultParagraphFont" style:family="text">
      <style:text-properties style:font-name="Times New Roman"/>
    </style:style>
    <style:style style:name="T90" style:parent-style-name="DefaultParagraphFont" style:family="text">
      <style:text-properties style:font-name="Times New Roman"/>
    </style:style>
    <style:style style:name="T91" style:parent-style-name="DefaultParagraphFont" style:family="text">
      <style:text-properties style:font-name="Times New Roman"/>
    </style:style>
    <style:style style:name="T92" style:parent-style-name="DefaultParagraphFont" style:family="text">
      <style:text-properties style:font-name="Times New Roman"/>
    </style:style>
    <style:style style:name="T93" style:parent-style-name="DefaultParagraphFont" style:family="text">
      <style:text-properties style:font-name="Times New Roman"/>
    </style:style>
    <style:style style:name="T94" style:parent-style-name="DefaultParagraphFont" style:family="text">
      <style:text-properties style:font-name="Times New Roman"/>
    </style:style>
    <style:style style:name="T95" style:parent-style-name="DefaultParagraphFont" style:family="text">
      <style:text-properties style:font-name="Times New Roman"/>
    </style:style>
    <style:style style:name="T96" style:parent-style-name="DefaultParagraphFont" style:family="text">
      <style:text-properties style:font-name="Times New Roman"/>
    </style:style>
    <style:style style:name="T97" style:parent-style-name="DefaultParagraphFont" style:family="text">
      <style:text-properties style:font-name="Times New Roman"/>
    </style:style>
    <style:style style:name="T98" style:parent-style-name="DefaultParagraphFont" style:family="text">
      <style:text-properties style:font-name="Times New Roman"/>
    </style:style>
    <style:style style:name="T99" style:parent-style-name="DefaultParagraphFont" style:family="text">
      <style:text-properties style:font-name="Times New Roman"/>
    </style:style>
    <style:style style:name="T100" style:parent-style-name="DefaultParagraphFont" style:family="text">
      <style:text-properties style:font-name="Times New Roman"/>
    </style:style>
    <style:style style:name="T101" style:parent-style-name="DefaultParagraphFont" style:family="text">
      <style:text-properties style:font-name="Times New Roman"/>
    </style:style>
    <style:style style:name="T102" style:parent-style-name="DefaultParagraphFont" style:family="text">
      <style:text-properties style:font-name="Times New Roman"/>
    </style:style>
    <style:style style:name="T103" style:parent-style-name="DefaultParagraphFont" style:family="text">
      <style:text-properties style:font-name="Times New Roman"/>
    </style:style>
    <style:style style:name="T104" style:parent-style-name="DefaultParagraphFont" style:family="text">
      <style:text-properties style:font-name="Times New Roman"/>
    </style:style>
    <style:style style:name="T105" style:parent-style-name="DefaultParagraphFont" style:family="text">
      <style:text-properties style:font-name="Times New Roman"/>
    </style:style>
    <style:style style:name="T106" style:parent-style-name="DefaultParagraphFont" style:family="text">
      <style:text-properties style:font-name="Times New Roman"/>
    </style:style>
    <style:style style:name="T107" style:parent-style-name="DefaultParagraphFont" style:family="text">
      <style:text-properties style:font-name="Times New Roman"/>
    </style:style>
    <style:style style:name="T108" style:parent-style-name="DefaultParagraphFont" style:family="text">
      <style:text-properties style:font-name="Times New Roman"/>
    </style:style>
    <style:style style:name="T109" style:parent-style-name="DefaultParagraphFont" style:family="text">
      <style:text-properties style:font-name="Times New Roman"/>
    </style:style>
    <style:style style:name="T110" style:parent-style-name="DefaultParagraphFont" style:family="text">
      <style:text-properties style:font-name="Times New Roman"/>
    </style:style>
    <style:style style:name="T111" style:parent-style-name="DefaultParagraphFont" style:family="text">
      <style:text-properties style:font-name="Times New Roman"/>
    </style:style>
    <style:style style:name="T112" style:parent-style-name="DefaultParagraphFont" style:family="text">
      <style:text-properties style:font-name="Times New Roman"/>
    </style:style>
    <style:style style:name="T113" style:parent-style-name="DefaultParagraphFont" style:family="text">
      <style:text-properties style:font-name="Times New Roman"/>
    </style:style>
    <style:style style:name="T114" style:parent-style-name="DefaultParagraphFont" style:family="text">
      <style:text-properties style:font-name="Times New Roman"/>
    </style:style>
    <style:style style:name="T115" style:parent-style-name="DefaultParagraphFont" style:family="text">
      <style:text-properties fo:language="en" fo:country="US"/>
    </style:style>
    <style:style style:name="T116" style:parent-style-name="DefaultParagraphFont" style:family="text">
      <style:text-properties fo:language="en" fo:country="US"/>
    </style:style>
    <style:style style:name="T117" style:parent-style-name="DefaultParagraphFont" style:family="text">
      <style:text-properties style:font-name="Times New Roman"/>
    </style:style>
    <style:style style:name="T118" style:parent-style-name="DefaultParagraphFont" style:family="text">
      <style:text-properties style:font-name="Times New Roman"/>
    </style:style>
    <style:style style:name="T119" style:parent-style-name="DefaultParagraphFont" style:family="text">
      <style:text-properties style:font-name="Times New Roman"/>
    </style:style>
    <style:style style:name="T120" style:parent-style-name="DefaultParagraphFont" style:family="text">
      <style:text-properties style:font-name="Times New Roman"/>
    </style:style>
    <style:style style:name="T121" style:parent-style-name="DefaultParagraphFont" style:family="text">
      <style:text-properties style:font-name="Times New Roman"/>
    </style:style>
    <style:style style:name="T122" style:parent-style-name="DefaultParagraphFont" style:family="text">
      <style:text-properties style:font-name="Times New Roman"/>
    </style:style>
    <style:style style:name="T123" style:parent-style-name="DefaultParagraphFont" style:family="text">
      <style:text-properties style:font-name="Times New Roman"/>
    </style:style>
    <style:style style:name="T124" style:parent-style-name="DefaultParagraphFont" style:family="text">
      <style:text-properties style:font-name="Times New Roman"/>
    </style:style>
    <style:style style:name="T125" style:parent-style-name="DefaultParagraphFont" style:family="text">
      <style:text-properties style:font-name="Times New Roman"/>
    </style:style>
    <style:style style:name="T126" style:parent-style-name="DefaultParagraphFont" style:family="text">
      <style:text-properties style:font-name="Times New Roman"/>
    </style:style>
    <style:style style:name="T127" style:parent-style-name="DefaultParagraphFont" style:family="text">
      <style:text-properties style:font-name="Times New Roman"/>
    </style:style>
    <style:style style:name="T128" style:parent-style-name="DefaultParagraphFont" style:family="text">
      <style:text-properties style:font-name="Times New Roman"/>
    </style:style>
    <style:style style:name="T129" style:parent-style-name="DefaultParagraphFont" style:family="text">
      <style:text-properties style:font-name="Times New Roman"/>
    </style:style>
    <style:style style:name="T130" style:parent-style-name="DefaultParagraphFont" style:family="text">
      <style:text-properties style:font-name="Times New Roman"/>
    </style:style>
    <style:style style:name="T131" style:parent-style-name="DefaultParagraphFont" style:family="text">
      <style:text-properties style:font-name="Times New Roman"/>
    </style:style>
    <style:style style:name="T132" style:parent-style-name="DefaultParagraphFont" style:family="text">
      <style:text-properties style:font-name="Times New Roman"/>
    </style:style>
    <style:style style:name="T133" style:parent-style-name="DefaultParagraphFont" style:family="text">
      <style:text-properties style:font-name="Times New Roman"/>
    </style:style>
    <style:style style:name="T134" style:parent-style-name="DefaultParagraphFont" style:family="text">
      <style:text-properties style:font-name="Times New Roman"/>
    </style:style>
    <style:style style:name="T135" style:parent-style-name="DefaultParagraphFont" style:family="text">
      <style:text-properties style:font-name="Times New Roman"/>
    </style:style>
    <style:style style:name="T136" style:parent-style-name="DefaultParagraphFont" style:family="text">
      <style:text-properties style:font-name="Times New Roman"/>
    </style:style>
    <style:style style:name="T137" style:parent-style-name="DefaultParagraphFont" style:family="text">
      <style:text-properties style:font-name="Times New Roman"/>
    </style:style>
    <style:style style:name="T138" style:parent-style-name="DefaultParagraphFont" style:family="text">
      <style:text-properties style:font-name="Times New Roman"/>
    </style:style>
    <style:style style:name="T139" style:parent-style-name="DefaultParagraphFont" style:family="text">
      <style:text-properties style:font-name="Times New Roman"/>
    </style:style>
    <style:style style:name="T140" style:parent-style-name="DefaultParagraphFont" style:family="text">
      <style:text-properties style:font-name="Times New Roman"/>
    </style:style>
    <style:style style:name="T141" style:parent-style-name="DefaultParagraphFont" style:family="text">
      <style:text-properties style:font-name="Times New Roman"/>
    </style:style>
    <style:style style:name="T142" style:parent-style-name="DefaultParagraphFont" style:family="text">
      <style:text-properties style:font-name="Times New Roman"/>
    </style:style>
    <style:style style:name="T143" style:parent-style-name="DefaultParagraphFont" style:family="text">
      <style:text-properties style:font-name="Times New Roman"/>
    </style:style>
    <style:style style:name="T144" style:parent-style-name="DefaultParagraphFont" style:family="text">
      <style:text-properties style:font-name="Times New Roman"/>
    </style:style>
    <style:style style:name="T145" style:parent-style-name="DefaultParagraphFont" style:family="text">
      <style:text-properties style:font-name="Times New Roman"/>
    </style:style>
    <style:style style:name="T146" style:parent-style-name="DefaultParagraphFont" style:family="text">
      <style:text-properties style:font-name="Times New Roman"/>
    </style:style>
    <style:style style:name="T147" style:parent-style-name="DefaultParagraphFont" style:family="text">
      <style:text-properties style:font-name="Times New Roman"/>
    </style:style>
    <style:style style:name="T148" style:parent-style-name="DefaultParagraphFont" style:family="text">
      <style:text-properties style:font-name="Times New Roman"/>
    </style:style>
    <style:style style:name="T149" style:parent-style-name="DefaultParagraphFont" style:family="text">
      <style:text-properties style:font-name="Times New Roman"/>
    </style:style>
    <style:style style:name="T150" style:parent-style-name="DefaultParagraphFont" style:family="text">
      <style:text-properties style:font-name="Times New Roman"/>
    </style:style>
    <style:style style:name="T151" style:parent-style-name="DefaultParagraphFont" style:family="text">
      <style:text-properties style:font-name="Times New Roman"/>
    </style:style>
    <style:style style:name="T152" style:parent-style-name="DefaultParagraphFont" style:family="text">
      <style:text-properties style:font-name="Times New Roman"/>
    </style:style>
    <style:style style:name="T153" style:parent-style-name="DefaultParagraphFont" style:family="text">
      <style:text-properties style:font-name="Times New Roman"/>
    </style:style>
    <style:style style:name="T154" style:parent-style-name="DefaultParagraphFont" style:family="text">
      <style:text-properties style:font-name="Times New Roman"/>
    </style:style>
    <style:style style:name="T155" style:parent-style-name="DefaultParagraphFont" style:family="text">
      <style:text-properties style:font-name="Times New Roman"/>
    </style:style>
    <style:style style:name="T156" style:parent-style-name="DefaultParagraphFont" style:family="text">
      <style:text-properties style:font-name="Times New Roman"/>
    </style:style>
    <style:style style:name="T157" style:parent-style-name="DefaultParagraphFont" style:family="text">
      <style:text-properties style:font-name="Times New Roman"/>
    </style:style>
    <style:style style:name="T158" style:parent-style-name="DefaultParagraphFont" style:family="text">
      <style:text-properties style:font-name="Times New Roman"/>
    </style:style>
    <style:style style:name="T159" style:parent-style-name="DefaultParagraphFont" style:family="text">
      <style:text-properties style:font-name="Times New Roman"/>
    </style:style>
    <style:style style:name="T160" style:parent-style-name="DefaultParagraphFont" style:family="text">
      <style:text-properties style:font-name="Times New Roman"/>
    </style:style>
    <style:style style:name="T161" style:parent-style-name="DefaultParagraphFont" style:family="text">
      <style:text-properties style:font-name="Times New Roman"/>
    </style:style>
    <style:style style:name="T162" style:parent-style-name="DefaultParagraphFont" style:family="text">
      <style:text-properties style:font-name="Times New Roman"/>
    </style:style>
    <style:style style:name="T163" style:parent-style-name="DefaultParagraphFont" style:family="text">
      <style:text-properties style:font-name="Times New Roman"/>
    </style:style>
    <style:style style:name="T164" style:parent-style-name="DefaultParagraphFont" style:family="text">
      <style:text-properties style:font-name="Times New Roman"/>
    </style:style>
    <style:style style:name="T165" style:parent-style-name="DefaultParagraphFont" style:family="text">
      <style:text-properties style:font-name="Times New Roman"/>
    </style:style>
    <style:style style:name="T166" style:parent-style-name="DefaultParagraphFont" style:family="text">
      <style:text-properties fo:language="en" fo:country="US"/>
    </style:style>
    <style:style style:name="T167" style:parent-style-name="CommentReference" style:family="text">
      <style:text-properties style:font-name="Calibri" style:font-name-asian="Calibri" fo:font-weight="normal" style:font-weight-asian="normal" style:font-weight-complex="normal" style:letter-kerning="false" fo:language="en" fo:country="US" style:language-asian="en" style:country-asian="US"/>
    </style:style>
    <style:style style:name="T168" style:parent-style-name="DefaultParagraphFont" style:family="text">
      <style:text-properties style:font-name="Times New Roman"/>
    </style:style>
    <style:style style:name="T169" style:parent-style-name="DefaultParagraphFont" style:family="text">
      <style:text-properties style:font-name="Times New Roman"/>
    </style:style>
    <style:style style:name="T170" style:parent-style-name="DefaultParagraphFont" style:family="text">
      <style:text-properties style:font-name="Times New Roman"/>
    </style:style>
    <style:style style:name="T171" style:parent-style-name="DefaultParagraphFont" style:family="text">
      <style:text-properties style:font-name="Times New Roman"/>
    </style:style>
    <style:style style:name="T172" style:parent-style-name="DefaultParagraphFont" style:family="text">
      <style:text-properties style:font-name="Times New Roman"/>
    </style:style>
    <style:style style:name="T173" style:parent-style-name="DefaultParagraphFont" style:family="text">
      <style:text-properties style:font-name="Times New Roman"/>
    </style:style>
    <style:style style:name="T174" style:parent-style-name="DefaultParagraphFont" style:family="text">
      <style:text-properties style:font-name="Times New Roman"/>
    </style:style>
    <style:style style:name="T175" style:parent-style-name="DefaultParagraphFont" style:family="text">
      <style:text-properties style:font-name="Times New Roman"/>
    </style:style>
    <style:style style:name="T176" style:parent-style-name="DefaultParagraphFont" style:family="text">
      <style:text-properties style:font-name="Times New Roman"/>
    </style:style>
    <style:style style:name="T177" style:parent-style-name="DefaultParagraphFont" style:family="text">
      <style:text-properties style:font-name="Times New Roman"/>
    </style:style>
    <style:style style:name="T178" style:parent-style-name="DefaultParagraphFont" style:family="text">
      <style:text-properties style:font-name="Times New Roman"/>
    </style:style>
    <style:style style:name="T179" style:parent-style-name="DefaultParagraphFont" style:family="text">
      <style:text-properties style:font-name="Times New Roman"/>
    </style:style>
    <style:style style:name="T180" style:parent-style-name="DefaultParagraphFont" style:family="text">
      <style:text-properties style:font-name="Times New Roman"/>
    </style:style>
    <style:style style:name="T181" style:parent-style-name="DefaultParagraphFont" style:family="text">
      <style:text-properties style:font-name="Times New Roman"/>
    </style:style>
    <style:style style:name="T182" style:parent-style-name="DefaultParagraphFont" style:family="text">
      <style:text-properties style:font-name="Times New Roman"/>
    </style:style>
    <style:style style:name="T183" style:parent-style-name="DefaultParagraphFont" style:family="text">
      <style:text-properties style:font-name="Times New Roman"/>
    </style:style>
    <style:style style:name="T184" style:parent-style-name="DefaultParagraphFont" style:family="text">
      <style:text-properties style:font-name="Times New Roman"/>
    </style:style>
    <style:style style:name="T185" style:parent-style-name="DefaultParagraphFont" style:family="text">
      <style:text-properties style:font-name="Times New Roman"/>
    </style:style>
    <style:style style:name="T186" style:parent-style-name="DefaultParagraphFont" style:family="text">
      <style:text-properties style:font-name="Times New Roman"/>
    </style:style>
    <style:style style:name="T187" style:parent-style-name="DefaultParagraphFont" style:family="text">
      <style:text-properties style:font-name="Times New Roman"/>
    </style:style>
    <style:style style:name="T188" style:parent-style-name="DefaultParagraphFont" style:family="text">
      <style:text-properties style:font-name="Times New Roman"/>
    </style:style>
    <style:style style:name="T189" style:parent-style-name="DefaultParagraphFont" style:family="text">
      <style:text-properties style:font-name="Times New Roman"/>
    </style:style>
    <style:style style:name="T190" style:parent-style-name="DefaultParagraphFont" style:family="text">
      <style:text-properties style:font-name="Times New Roman"/>
    </style:style>
    <style:style style:name="T191" style:parent-style-name="DefaultParagraphFont" style:family="text">
      <style:text-properties style:font-name="Times New Roman"/>
    </style:style>
    <style:style style:name="T192" style:parent-style-name="DefaultParagraphFont" style:family="text">
      <style:text-properties style:font-name="Times New Roman"/>
    </style:style>
    <style:style style:name="T193" style:parent-style-name="DefaultParagraphFont" style:family="text">
      <style:text-properties style:font-name="Times New Roman"/>
    </style:style>
    <style:style style:name="T194" style:parent-style-name="DefaultParagraphFont" style:family="text">
      <style:text-properties style:font-name="Times New Roman"/>
    </style:style>
    <style:style style:name="T195" style:parent-style-name="DefaultParagraphFont" style:family="text">
      <style:text-properties style:font-name="Times New Roman"/>
    </style:style>
    <style:style style:name="T196" style:parent-style-name="DefaultParagraphFont" style:family="text">
      <style:text-properties style:font-name="Times New Roman"/>
    </style:style>
    <style:style style:name="T197" style:parent-style-name="DefaultParagraphFont" style:family="text">
      <style:text-properties style:font-name="Times New Roman"/>
    </style:style>
    <style:style style:name="T198" style:parent-style-name="DefaultParagraphFont" style:family="text">
      <style:text-properties style:font-name="Times New Roman"/>
    </style:style>
    <style:style style:name="T199" style:parent-style-name="DefaultParagraphFont" style:family="text">
      <style:text-properties style:font-name="Times New Roman"/>
    </style:style>
    <style:style style:name="T200" style:parent-style-name="DefaultParagraphFont" style:family="text">
      <style:text-properties style:font-name="Times New Roman"/>
    </style:style>
    <style:style style:name="T201" style:parent-style-name="DefaultParagraphFont" style:family="text">
      <style:text-properties style:font-name="Times New Roman"/>
    </style:style>
    <style:style style:name="T202" style:parent-style-name="DefaultParagraphFont" style:family="text">
      <style:text-properties style:font-name="Times New Roman" style:font-weight-complex="bold"/>
    </style:style>
    <style:style style:name="T203" style:parent-style-name="DefaultParagraphFont" style:family="text">
      <style:text-properties style:font-name="Times New Roman" style:font-weight-complex="bold"/>
    </style:style>
    <style:style style:name="T204" style:parent-style-name="DefaultParagraphFont" style:family="text">
      <style:text-properties style:font-name="Times New Roman" style:font-weight-complex="bold"/>
    </style:style>
    <style:style style:name="T205" style:parent-style-name="DefaultParagraphFont" style:family="text">
      <style:text-properties style:font-name="Times New Roman" style:font-weight-complex="bold"/>
    </style:style>
    <style:style style:name="T206" style:parent-style-name="DefaultParagraphFont" style:family="text">
      <style:text-properties style:font-name="Times New Roman" style:font-weight-complex="bold"/>
    </style:style>
    <style:style style:name="T207" style:parent-style-name="CommentReference" style:family="text">
      <style:text-properties style:font-name="Calibri" style:font-name-asian="Calibri" fo:font-weight="normal" style:font-weight-asian="normal" style:font-weight-complex="normal" style:letter-kerning="false" fo:language="en" fo:country="US" style:language-asian="en" style:country-asian="US"/>
    </style:style>
    <style:style style:name="T208" style:parent-style-name="DefaultParagraphFont" style:family="text">
      <style:text-properties style:font-name="Times New Roman"/>
    </style:style>
    <style:style style:name="T209" style:parent-style-name="DefaultParagraphFont" style:family="text">
      <style:text-properties style:font-name="Times New Roman"/>
    </style:style>
    <style:style style:name="T210" style:parent-style-name="DefaultParagraphFont" style:family="text">
      <style:text-properties style:font-name="Times New Roman"/>
    </style:style>
    <style:style style:name="T211" style:parent-style-name="DefaultParagraphFont" style:family="text">
      <style:text-properties style:font-name="Times New Roman"/>
    </style:style>
    <style:style style:name="T212" style:parent-style-name="DefaultParagraphFont" style:family="text">
      <style:text-properties style:font-name="Times New Roman"/>
    </style:style>
    <style:style style:name="T213" style:parent-style-name="DefaultParagraphFont" style:family="text">
      <style:text-properties style:font-name="Times New Roman"/>
    </style:style>
    <style:style style:name="T214" style:parent-style-name="DefaultParagraphFont" style:family="text">
      <style:text-properties style:font-name="Times New Roman"/>
    </style:style>
    <style:style style:name="T215" style:parent-style-name="DefaultParagraphFont" style:family="text">
      <style:text-properties style:font-name="Times New Roman"/>
    </style:style>
    <style:style style:name="T216" style:parent-style-name="DefaultParagraphFont" style:family="text">
      <style:text-properties style:font-name="Times New Roman"/>
    </style:style>
    <style:style style:name="T217" style:parent-style-name="DefaultParagraphFont" style:family="text">
      <style:text-properties style:font-name="Times New Roman"/>
    </style:style>
    <style:style style:name="T218" style:parent-style-name="DefaultParagraphFont" style:family="text">
      <style:text-properties style:font-name="Times New Roman"/>
    </style:style>
    <style:style style:name="T219" style:parent-style-name="DefaultParagraphFont" style:family="text">
      <style:text-properties style:font-name="Times New Roman"/>
    </style:style>
    <style:style style:name="T220" style:parent-style-name="DefaultParagraphFont" style:family="text">
      <style:text-properties style:font-name="Times New Roman"/>
    </style:style>
    <style:style style:name="T221" style:parent-style-name="DefaultParagraphFont" style:family="text">
      <style:text-properties style:font-name="Times New Roman"/>
    </style:style>
    <style:style style:name="T222" style:parent-style-name="DefaultParagraphFont" style:family="text">
      <style:text-properties style:font-name="Times New Roman"/>
    </style:style>
    <style:style style:name="T223" style:parent-style-name="DefaultParagraphFont" style:family="text">
      <style:text-properties style:font-name="Times New Roman"/>
    </style:style>
    <style:style style:name="T224" style:parent-style-name="DefaultParagraphFont" style:family="text">
      <style:text-properties style:font-name="Times New Roman"/>
    </style:style>
    <style:style style:name="T225" style:parent-style-name="DefaultParagraphFont" style:family="text">
      <style:text-properties style:font-name="Times New Roman"/>
    </style:style>
    <style:style style:name="T226" style:parent-style-name="DefaultParagraphFont" style:family="text">
      <style:text-properties style:font-name="Times New Roman"/>
    </style:style>
    <style:style style:name="T227" style:parent-style-name="DefaultParagraphFont" style:family="text">
      <style:text-properties style:font-name="Times New Roman"/>
    </style:style>
    <style:style style:name="T228" style:parent-style-name="DefaultParagraphFont" style:family="text">
      <style:text-properties style:font-name="Times New Roman"/>
    </style:style>
    <style:style style:name="T229" style:parent-style-name="DefaultParagraphFont" style:family="text">
      <style:text-properties style:font-name="Times New Roman"/>
    </style:style>
    <style:style style:name="T230" style:parent-style-name="DefaultParagraphFont" style:family="text">
      <style:text-properties style:font-name="Times New Roman"/>
    </style:style>
    <style:style style:name="T231" style:parent-style-name="DefaultParagraphFont" style:family="text">
      <style:text-properties style:font-name="Times New Roman"/>
    </style:style>
    <style:style style:name="T232" style:parent-style-name="DefaultParagraphFont" style:family="text">
      <style:text-properties style:font-name="Times New Roman"/>
    </style:style>
    <style:style style:name="T233" style:parent-style-name="DefaultParagraphFont" style:family="text">
      <style:text-properties style:font-name="Times New Roman"/>
    </style:style>
    <style:style style:name="T234" style:parent-style-name="DefaultParagraphFont" style:family="text">
      <style:text-properties style:font-name="Times New Roman"/>
    </style:style>
    <style:style style:name="T235" style:parent-style-name="DefaultParagraphFont" style:family="text">
      <style:text-properties style:font-name="Times New Roman"/>
    </style:style>
    <style:style style:name="T236" style:parent-style-name="DefaultParagraphFont" style:family="text">
      <style:text-properties style:font-name="Times New Roman"/>
    </style:style>
    <style:style style:name="P237" style:parent-style-name="Normal" style:family="paragraph">
      <style:text-properties style:font-name="Times New Roman"/>
    </style:style>
    <style:style style:name="T238" style:parent-style-name="DefaultParagraphFont" style:family="text">
      <style:text-properties fo:language="en" fo:country="US"/>
    </style:style>
    <style:style style:name="T239" style:parent-style-name="DefaultParagraphFont" style:family="text">
      <style:text-properties fo:language="en" fo:country="US"/>
    </style:style>
    <style:style style:name="T240" style:parent-style-name="CommentReference" style:family="text">
      <style:text-properties style:font-name="Calibri" style:font-name-asian="Calibri" fo:font-weight="normal" style:font-weight-asian="normal" style:font-weight-complex="normal" style:letter-kerning="false" fo:language="en" fo:country="US" style:language-asian="en" style:country-asian="US"/>
    </style:style>
    <style:style style:name="T241" style:parent-style-name="DefaultParagraphFont" style:family="text">
      <style:text-properties style:font-name="Times New Roman"/>
    </style:style>
    <style:style style:name="T242" style:parent-style-name="DefaultParagraphFont" style:family="text">
      <style:text-properties style:font-name="Times New Roman"/>
    </style:style>
    <style:style style:name="T243" style:parent-style-name="DefaultParagraphFont" style:family="text">
      <style:text-properties style:font-name="Times New Roman"/>
    </style:style>
    <style:style style:name="T244" style:parent-style-name="DefaultParagraphFont" style:family="text">
      <style:text-properties style:font-name="Times New Roman"/>
    </style:style>
    <style:style style:name="T245" style:parent-style-name="DefaultParagraphFont" style:family="text">
      <style:text-properties style:font-name="Times New Roman"/>
    </style:style>
    <style:style style:name="T246" style:parent-style-name="DefaultParagraphFont" style:family="text">
      <style:text-properties style:font-name="Times New Roman"/>
    </style:style>
    <style:style style:name="T247" style:parent-style-name="DefaultParagraphFont" style:family="text">
      <style:text-properties style:font-name="Times New Roman"/>
    </style:style>
    <style:style style:name="T248" style:parent-style-name="DefaultParagraphFont" style:family="text">
      <style:text-properties style:font-name="Times New Roman"/>
    </style:style>
    <style:style style:name="T249" style:parent-style-name="DefaultParagraphFont" style:family="text">
      <style:text-properties style:font-name="Times New Roman"/>
    </style:style>
    <style:style style:name="T250" style:parent-style-name="DefaultParagraphFont" style:family="text">
      <style:text-properties style:font-name="Times New Roman"/>
    </style:style>
    <style:style style:name="T251" style:parent-style-name="DefaultParagraphFont" style:family="text">
      <style:text-properties style:font-name="Times New Roman"/>
    </style:style>
    <style:style style:name="T252" style:parent-style-name="DefaultParagraphFont" style:family="text">
      <style:text-properties style:font-name="Times New Roman"/>
    </style:style>
    <style:style style:name="T253" style:parent-style-name="DefaultParagraphFont" style:family="text">
      <style:text-properties style:font-name="Times New Roman"/>
    </style:style>
    <style:style style:name="T254" style:parent-style-name="DefaultParagraphFont" style:family="text">
      <style:text-properties style:font-name="Times New Roman"/>
    </style:style>
    <style:style style:name="T255" style:parent-style-name="DefaultParagraphFont" style:family="text">
      <style:text-properties style:font-name="Times New Roman"/>
    </style:style>
    <style:style style:name="T256" style:parent-style-name="DefaultParagraphFont" style:family="text">
      <style:text-properties style:font-name="Times New Roman"/>
    </style:style>
    <style:style style:name="T257" style:parent-style-name="DefaultParagraphFont" style:family="text">
      <style:text-properties style:font-name="Times New Roman"/>
    </style:style>
    <style:style style:name="T258" style:parent-style-name="DefaultParagraphFont" style:family="text">
      <style:text-properties style:font-name="Times New Roman"/>
    </style:style>
    <style:style style:name="T259" style:parent-style-name="DefaultParagraphFont" style:family="text">
      <style:text-properties style:font-name="Times New Roman"/>
    </style:style>
    <style:style style:name="T260" style:parent-style-name="DefaultParagraphFont" style:family="text">
      <style:text-properties style:font-name="Times New Roman"/>
    </style:style>
    <style:style style:name="T261" style:parent-style-name="DefaultParagraphFont" style:family="text">
      <style:text-properties style:font-name="Times New Roman"/>
    </style:style>
    <style:style style:name="T262" style:parent-style-name="DefaultParagraphFont" style:family="text">
      <style:text-properties style:font-name="Times New Roman"/>
    </style:style>
    <style:style style:name="T263" style:parent-style-name="DefaultParagraphFont" style:family="text">
      <style:text-properties style:font-name="Times New Roman"/>
    </style:style>
    <style:style style:name="T264" style:parent-style-name="DefaultParagraphFont" style:family="text">
      <style:text-properties style:font-name="Times New Roman"/>
    </style:style>
    <style:style style:name="T265" style:parent-style-name="DefaultParagraphFont" style:family="text">
      <style:text-properties style:font-name="Times New Roman"/>
    </style:style>
    <style:style style:name="T266" style:parent-style-name="DefaultParagraphFont" style:family="text">
      <style:text-properties style:font-name="Times New Roman"/>
    </style:style>
    <style:style style:name="T267" style:parent-style-name="DefaultParagraphFont" style:family="text">
      <style:text-properties style:font-name="Times New Roman"/>
    </style:style>
    <style:style style:name="T268" style:parent-style-name="DefaultParagraphFont" style:family="text">
      <style:text-properties style:font-name="Times New Roman"/>
    </style:style>
    <style:style style:name="T269" style:parent-style-name="DefaultParagraphFont" style:family="text">
      <style:text-properties style:font-name="Times New Roman"/>
    </style:style>
    <style:style style:name="T270" style:parent-style-name="DefaultParagraphFont" style:family="text">
      <style:text-properties style:font-name="Times New Roman"/>
    </style:style>
    <style:style style:name="T271" style:parent-style-name="DefaultParagraphFont" style:family="text">
      <style:text-properties style:font-name="Times New Roman"/>
    </style:style>
    <style:style style:name="T272" style:parent-style-name="DefaultParagraphFont" style:family="text">
      <style:text-properties fo:language="en" fo:country="US"/>
    </style:style>
    <style:style style:name="T273" style:parent-style-name="DefaultParagraphFont" style:family="text">
      <style:text-properties style:font-name="Times New Roman"/>
    </style:style>
    <style:style style:name="T274" style:parent-style-name="DefaultParagraphFont" style:family="text">
      <style:text-properties style:font-name="Times New Roman"/>
    </style:style>
    <style:style style:name="T275" style:parent-style-name="DefaultParagraphFont" style:family="text">
      <style:text-properties style:font-name="Times New Roman"/>
    </style:style>
    <style:style style:name="T276" style:parent-style-name="DefaultParagraphFont" style:family="text">
      <style:text-properties style:font-name="Times New Roman"/>
    </style:style>
    <style:style style:name="T277" style:parent-style-name="DefaultParagraphFont" style:family="text">
      <style:text-properties style:font-name="Times New Roman"/>
    </style:style>
    <style:style style:name="T278" style:parent-style-name="DefaultParagraphFont" style:family="text">
      <style:text-properties style:font-name="Times New Roman"/>
    </style:style>
    <style:style style:name="T279" style:parent-style-name="DefaultParagraphFont" style:family="text">
      <style:text-properties style:font-name="Times New Roman"/>
    </style:style>
    <style:style style:name="T280" style:parent-style-name="DefaultParagraphFont" style:family="text">
      <style:text-properties style:font-name="Times New Roman"/>
    </style:style>
    <style:style style:name="T281" style:parent-style-name="DefaultParagraphFont" style:family="text">
      <style:text-properties style:font-name="Times New Roman"/>
    </style:style>
    <style:style style:name="T282" style:parent-style-name="DefaultParagraphFont" style:family="text">
      <style:text-properties style:font-name="Times New Roman"/>
    </style:style>
    <style:style style:name="T283" style:parent-style-name="DefaultParagraphFont" style:family="text">
      <style:text-properties style:font-name="Times New Roman"/>
    </style:style>
    <style:style style:name="T284" style:parent-style-name="DefaultParagraphFont" style:family="text">
      <style:text-properties style:font-name="Times New Roman"/>
    </style:style>
    <style:style style:name="T285" style:parent-style-name="DefaultParagraphFont" style:family="text">
      <style:text-properties style:font-name="Times New Roman"/>
    </style:style>
    <style:style style:name="T286" style:parent-style-name="DefaultParagraphFont" style:family="text">
      <style:text-properties style:font-name="Times New Roman"/>
    </style:style>
    <style:style style:name="T287" style:parent-style-name="DefaultParagraphFont" style:family="text">
      <style:text-properties style:font-name="Times New Roman"/>
    </style:style>
    <style:style style:name="T288" style:parent-style-name="DefaultParagraphFont" style:family="text">
      <style:text-properties style:font-name="Times New Roman" style:text-position="super 66.6%" fo:font-size="12pt" style:font-size-asian="12pt"/>
    </style:style>
    <style:style style:name="T289" style:parent-style-name="DefaultParagraphFont" style:family="text">
      <style:text-properties style:font-name="Times New Roman" fo:font-size="12pt" style:font-size-asian="12pt"/>
    </style:style>
    <style:style style:name="T290" style:parent-style-name="DefaultParagraphFont" style:family="text">
      <style:text-properties style:font-name="Times New Roman" fo:font-size="12pt" style:font-size-asian="12pt"/>
    </style:style>
    <style:style style:name="T291" style:parent-style-name="DefaultParagraphFont" style:family="text">
      <style:text-properties style:font-name="Times New Roman"/>
    </style:style>
    <style:style style:name="T292" style:parent-style-name="DefaultParagraphFont" style:family="text">
      <style:text-properties style:font-name="Times New Roman"/>
    </style:style>
    <style:style style:name="T293" style:parent-style-name="DefaultParagraphFont" style:family="text">
      <style:text-properties style:font-name="Times New Roman"/>
    </style:style>
    <style:style style:name="T294" style:parent-style-name="DefaultParagraphFont" style:family="text">
      <style:text-properties style:font-name="Times New Roman"/>
    </style:style>
    <style:style style:name="T295" style:parent-style-name="DefaultParagraphFont" style:family="text">
      <style:text-properties style:font-name="Times New Roman"/>
    </style:style>
    <style:style style:name="T296" style:parent-style-name="DefaultParagraphFont" style:family="text">
      <style:text-properties style:font-name="Times New Roman"/>
    </style:style>
    <style:style style:name="T297" style:parent-style-name="DefaultParagraphFont" style:family="text">
      <style:text-properties style:font-name="Times New Roman"/>
    </style:style>
    <style:style style:name="T298" style:parent-style-name="DefaultParagraphFont" style:family="text">
      <style:text-properties style:font-name="Times New Roman" fo:font-size="12pt" style:font-size-asian="12pt"/>
    </style:style>
    <style:style style:name="T299" style:parent-style-name="DefaultParagraphFont" style:family="text">
      <style:text-properties style:font-name="Times New Roman"/>
    </style:style>
    <style:style style:name="T300" style:parent-style-name="DefaultParagraphFont" style:family="text">
      <style:text-properties style:font-name="Times New Roman"/>
    </style:style>
    <style:style style:name="T301" style:parent-style-name="DefaultParagraphFont" style:family="text">
      <style:text-properties style:font-name="Times New Roman"/>
    </style:style>
    <style:style style:name="T302" style:parent-style-name="DefaultParagraphFont" style:family="text">
      <style:text-properties style:font-name="Times New Roman"/>
    </style:style>
    <style:style style:name="T303" style:parent-style-name="DefaultParagraphFont" style:family="text">
      <style:text-properties style:font-name="Times New Roman"/>
    </style:style>
    <style:style style:name="T304" style:parent-style-name="DefaultParagraphFont" style:family="text">
      <style:text-properties style:font-name="Times New Roman"/>
    </style:style>
    <style:style style:name="T305" style:parent-style-name="DefaultParagraphFont" style:family="text">
      <style:text-properties style:font-name="Times New Roman"/>
    </style:style>
    <style:style style:name="T306" style:parent-style-name="DefaultParagraphFont" style:family="text">
      <style:text-properties style:font-name="Times New Roman"/>
    </style:style>
    <style:style style:name="T307" style:parent-style-name="DefaultParagraphFont" style:family="text">
      <style:text-properties style:font-name="Times New Roman"/>
    </style:style>
    <style:style style:name="T308" style:parent-style-name="DefaultParagraphFont" style:family="text">
      <style:text-properties style:font-name="Times New Roman"/>
    </style:style>
    <style:style style:name="T309" style:parent-style-name="DefaultParagraphFont" style:family="text">
      <style:text-properties style:font-name="Times New Roman"/>
    </style:style>
    <style:style style:name="T310" style:parent-style-name="DefaultParagraphFont" style:family="text">
      <style:text-properties style:font-name="Times New Roman"/>
    </style:style>
    <style:style style:name="T311" style:parent-style-name="DefaultParagraphFont" style:family="text">
      <style:text-properties fo:language="en" fo:country="US"/>
    </style:style>
    <style:style style:name="T312" style:parent-style-name="CommentReference" style:family="text">
      <style:text-properties style:font-name="Calibri" style:font-name-asian="Calibri" fo:font-weight="normal" style:font-weight-asian="normal" style:font-weight-complex="normal" style:letter-kerning="false" fo:language="en" fo:country="US" style:language-asian="en" style:country-asian="US"/>
    </style:style>
    <style:style style:name="T313" style:parent-style-name="DefaultParagraphFont" style:family="text">
      <style:text-properties style:font-name="Times New Roman"/>
    </style:style>
    <style:style style:name="T314" style:parent-style-name="DefaultParagraphFont" style:family="text">
      <style:text-properties style:font-name="Times New Roman"/>
    </style:style>
    <style:style style:name="T315" style:parent-style-name="DefaultParagraphFont" style:family="text">
      <style:text-properties style:font-name="Times New Roman"/>
    </style:style>
    <style:style style:name="T316" style:parent-style-name="DefaultParagraphFont" style:family="text">
      <style:text-properties style:font-name="Times New Roman"/>
    </style:style>
    <style:style style:name="T317" style:parent-style-name="DefaultParagraphFont" style:family="text">
      <style:text-properties style:font-name="Times New Roman"/>
    </style:style>
    <style:style style:name="T318" style:parent-style-name="DefaultParagraphFont" style:family="text">
      <style:text-properties style:font-name="Times New Roman"/>
    </style:style>
    <style:style style:name="T319" style:parent-style-name="DefaultParagraphFont" style:family="text">
      <style:text-properties style:font-name="Times New Roman"/>
    </style:style>
    <style:style style:name="T320" style:parent-style-name="DefaultParagraphFont" style:family="text">
      <style:text-properties style:font-name="Times New Roman"/>
    </style:style>
    <style:style style:name="T321" style:parent-style-name="DefaultParagraphFont" style:family="text">
      <style:text-properties style:font-name="Times New Roman"/>
    </style:style>
    <style:style style:name="T322" style:parent-style-name="DefaultParagraphFont" style:family="text">
      <style:text-properties style:font-name="Times New Roman"/>
    </style:style>
    <style:style style:name="T323" style:parent-style-name="DefaultParagraphFont" style:family="text">
      <style:text-properties style:font-name="Times New Roman"/>
    </style:style>
    <style:style style:name="T324" style:parent-style-name="DefaultParagraphFont" style:family="text">
      <style:text-properties style:font-name="Times New Roman"/>
    </style:style>
    <style:style style:name="T325" style:parent-style-name="DefaultParagraphFont" style:family="text">
      <style:text-properties style:font-name="Times New Roman"/>
    </style:style>
    <style:style style:name="T326" style:parent-style-name="DefaultParagraphFont" style:family="text">
      <style:text-properties style:font-name="Times New Roman"/>
    </style:style>
    <style:style style:name="T327" style:parent-style-name="DefaultParagraphFont" style:family="text">
      <style:text-properties style:font-name="Times New Roman"/>
    </style:style>
    <style:style style:name="T328" style:parent-style-name="DefaultParagraphFont" style:family="text">
      <style:text-properties style:font-name="Times New Roman"/>
    </style:style>
    <style:style style:name="T329" style:parent-style-name="DefaultParagraphFont" style:family="text">
      <style:text-properties style:font-name="Times New Roman"/>
    </style:style>
    <style:style style:name="T330" style:parent-style-name="DefaultParagraphFont" style:family="text">
      <style:text-properties style:font-name="Times New Roman"/>
    </style:style>
    <style:style style:name="T331" style:parent-style-name="DefaultParagraphFont" style:family="text">
      <style:text-properties style:font-name="Times New Roman"/>
    </style:style>
    <style:style style:name="T332" style:parent-style-name="DefaultParagraphFont" style:family="text">
      <style:text-properties style:font-name="Times New Roman"/>
    </style:style>
    <style:style style:name="T333" style:parent-style-name="DefaultParagraphFont" style:family="text">
      <style:text-properties style:font-name="Times New Roman"/>
    </style:style>
    <style:style style:name="T334" style:parent-style-name="DefaultParagraphFont" style:family="text">
      <style:text-properties style:font-name="Times New Roman"/>
    </style:style>
    <style:style style:name="T335" style:parent-style-name="DefaultParagraphFont" style:family="text">
      <style:text-properties style:font-name="Times New Roman"/>
    </style:style>
    <style:style style:name="T336" style:parent-style-name="DefaultParagraphFont" style:family="text">
      <style:text-properties style:font-name="Times New Roman"/>
    </style:style>
    <style:style style:name="T337" style:parent-style-name="DefaultParagraphFont" style:family="text">
      <style:text-properties style:font-name="Times New Roman"/>
    </style:style>
    <style:style style:name="T338" style:parent-style-name="DefaultParagraphFont" style:family="text">
      <style:text-properties style:font-name="Times New Roman"/>
    </style:style>
    <style:style style:name="T339" style:parent-style-name="DefaultParagraphFont" style:family="text">
      <style:text-properties style:font-name="Times New Roman"/>
    </style:style>
    <style:style style:name="T340" style:parent-style-name="DefaultParagraphFont" style:family="text">
      <style:text-properties style:font-name="Times New Roman"/>
    </style:style>
    <style:style style:name="T341" style:parent-style-name="DefaultParagraphFont" style:family="text">
      <style:text-properties style:font-name="Times New Roman"/>
    </style:style>
    <style:style style:name="T342" style:parent-style-name="DefaultParagraphFont" style:family="text">
      <style:text-properties style:font-name="Times New Roman"/>
    </style:style>
    <style:style style:name="T343" style:parent-style-name="DefaultParagraphFont" style:family="text">
      <style:text-properties style:font-name="Times New Roman"/>
    </style:style>
    <style:style style:name="T344" style:parent-style-name="DefaultParagraphFont" style:family="text">
      <style:text-properties style:font-name="Times New Roman"/>
    </style:style>
    <style:style style:name="T345" style:parent-style-name="DefaultParagraphFont" style:family="text">
      <style:text-properties style:font-name="Times New Roman"/>
    </style:style>
    <style:style style:name="T346" style:parent-style-name="DefaultParagraphFont" style:family="text">
      <style:text-properties style:font-name="Times New Roman"/>
    </style:style>
    <style:style style:name="T347" style:parent-style-name="DefaultParagraphFont" style:family="text">
      <style:text-properties style:font-name="Times New Roman"/>
    </style:style>
    <style:style style:name="T348" style:parent-style-name="DefaultParagraphFont" style:family="text">
      <style:text-properties style:font-name="Times New Roman"/>
    </style:style>
    <style:style style:name="T349" style:parent-style-name="DefaultParagraphFont" style:family="text">
      <style:text-properties style:font-name="Times New Roman"/>
    </style:style>
    <style:style style:name="T350" style:parent-style-name="DefaultParagraphFont" style:family="text">
      <style:text-properties style:font-name="Times New Roman"/>
    </style:style>
    <style:style style:name="T351" style:parent-style-name="DefaultParagraphFont" style:family="text">
      <style:text-properties style:font-name="Times New Roman"/>
    </style:style>
    <style:style style:name="T352" style:parent-style-name="DefaultParagraphFont" style:family="text">
      <style:text-properties style:font-name="Times New Roman"/>
    </style:style>
    <style:style style:name="T353" style:parent-style-name="DefaultParagraphFont" style:family="text">
      <style:text-properties style:font-name="Times New Roman"/>
    </style:style>
    <style:style style:name="T354" style:parent-style-name="DefaultParagraphFont" style:family="text">
      <style:text-properties style:font-name="Times New Roman"/>
    </style:style>
    <style:style style:name="T355" style:parent-style-name="DefaultParagraphFont" style:family="text">
      <style:text-properties style:font-name="Times New Roman"/>
    </style:style>
    <style:style style:name="T356" style:parent-style-name="DefaultParagraphFont" style:family="text">
      <style:text-properties style:font-name="Times New Roman"/>
    </style:style>
    <style:style style:name="T357" style:parent-style-name="DefaultParagraphFont" style:family="text">
      <style:text-properties style:font-name="Times New Roman"/>
    </style:style>
    <style:style style:name="T358" style:parent-style-name="DefaultParagraphFont" style:family="text">
      <style:text-properties style:font-name="Times New Roman"/>
    </style:style>
    <style:style style:name="T359" style:parent-style-name="DefaultParagraphFont" style:family="text">
      <style:text-properties style:font-name="Times New Roman"/>
    </style:style>
    <style:style style:name="T360" style:parent-style-name="DefaultParagraphFont" style:family="text">
      <style:text-properties style:font-name="Times New Roman"/>
    </style:style>
    <style:style style:name="T361" style:parent-style-name="DefaultParagraphFont" style:family="text">
      <style:text-properties style:font-name="Times New Roman"/>
    </style:style>
    <style:style style:name="T362" style:parent-style-name="DefaultParagraphFont" style:family="text">
      <style:text-properties style:font-name="Times New Roman"/>
    </style:style>
    <style:style style:name="T363" style:parent-style-name="DefaultParagraphFont" style:family="text">
      <style:text-properties style:font-name="Times New Roman"/>
    </style:style>
    <style:style style:name="T364" style:parent-style-name="DefaultParagraphFont" style:family="text">
      <style:text-properties style:font-name="Times New Roman"/>
    </style:style>
    <style:style style:name="T365" style:parent-style-name="DefaultParagraphFont" style:family="text">
      <style:text-properties style:font-name="Times New Roman"/>
    </style:style>
    <style:style style:name="T366" style:parent-style-name="DefaultParagraphFont" style:family="text">
      <style:text-properties style:font-name="Times New Roman"/>
    </style:style>
    <style:style style:name="T367" style:parent-style-name="DefaultParagraphFont" style:family="text">
      <style:text-properties style:font-name="Times New Roman"/>
    </style:style>
    <style:style style:name="T368" style:parent-style-name="DefaultParagraphFont" style:family="text">
      <style:text-properties style:font-name="Times New Roman" style:font-weight-complex="bold"/>
    </style:style>
    <style:style style:name="T369" style:parent-style-name="DefaultParagraphFont" style:family="text">
      <style:text-properties style:font-name="Times New Roman" fo:font-weight="bold" style:font-weight-asian="bold" style:font-weight-complex="bold"/>
    </style:style>
    <style:style style:name="T370" style:parent-style-name="DefaultParagraphFont" style:family="text">
      <style:text-properties style:font-name="Times New Roman"/>
    </style:style>
    <style:style style:name="T371" style:parent-style-name="DefaultParagraphFont" style:family="text">
      <style:text-properties style:font-name="Times New Roman"/>
    </style:style>
    <style:style style:name="T372" style:parent-style-name="CommentReference" style:family="text">
      <style:text-properties style:font-name="Calibri" style:font-name-asian="Calibri" fo:font-weight="normal" style:font-weight-asian="normal" style:font-weight-complex="normal" style:letter-kerning="false" fo:language="en" fo:country="US" style:language-asian="en" style:country-asian="US"/>
    </style:style>
    <style:style style:name="T373" style:parent-style-name="DefaultParagraphFont" style:family="text">
      <style:text-properties style:font-name="Times New Roman"/>
    </style:style>
    <style:style style:name="T374" style:parent-style-name="DefaultParagraphFont" style:family="text">
      <style:text-properties style:font-name="Times New Roman"/>
    </style:style>
    <style:style style:name="T375" style:parent-style-name="DefaultParagraphFont" style:family="text">
      <style:text-properties style:font-name="Times New Roman" fo:font-weight="bold" style:font-weight-asian="bold" style:font-weight-complex="bold"/>
    </style:style>
    <style:style style:name="T376" style:parent-style-name="DefaultParagraphFont" style:family="text">
      <style:text-properties style:font-name="Times New Roman"/>
    </style:style>
    <style:style style:name="T377" style:parent-style-name="DefaultParagraphFont" style:family="text">
      <style:text-properties style:font-name="Times New Roman"/>
    </style:style>
    <style:style style:name="T378" style:parent-style-name="DefaultParagraphFont" style:family="text">
      <style:text-properties style:font-name="Times New Roman"/>
    </style:style>
    <style:style style:name="T379" style:parent-style-name="DefaultParagraphFont" style:family="text">
      <style:text-properties style:font-name="Times New Roman"/>
    </style:style>
    <style:style style:name="T380" style:parent-style-name="DefaultParagraphFont" style:family="text">
      <style:text-properties style:font-name="Times New Roman"/>
    </style:style>
    <style:style style:name="T381" style:parent-style-name="DefaultParagraphFont" style:family="text">
      <style:text-properties style:font-name="Times New Roman"/>
    </style:style>
    <style:style style:name="T382" style:parent-style-name="DefaultParagraphFont" style:family="text">
      <style:text-properties style:font-name="Times New Roman"/>
    </style:style>
    <style:style style:name="T383" style:parent-style-name="DefaultParagraphFont" style:family="text">
      <style:text-properties style:font-name="Times New Roman"/>
    </style:style>
    <style:style style:name="T384" style:parent-style-name="DefaultParagraphFont" style:family="text">
      <style:text-properties style:font-name="Times New Roman"/>
    </style:style>
    <style:style style:name="T385" style:parent-style-name="DefaultParagraphFont" style:family="text">
      <style:text-properties style:font-name="Times New Roman"/>
    </style:style>
    <style:style style:name="T386" style:parent-style-name="DefaultParagraphFont" style:family="text">
      <style:text-properties style:font-name="Times New Roman"/>
    </style:style>
    <style:style style:name="T387" style:parent-style-name="DefaultParagraphFont" style:family="text">
      <style:text-properties style:font-name="Times New Roman"/>
    </style:style>
    <style:style style:name="T388" style:parent-style-name="DefaultParagraphFont" style:family="text">
      <style:text-properties style:font-name="Times New Roman"/>
    </style:style>
    <style:style style:name="T389" style:parent-style-name="DefaultParagraphFont" style:family="text">
      <style:text-properties style:font-name="Times New Roman"/>
    </style:style>
    <style:style style:name="T390" style:parent-style-name="DefaultParagraphFont" style:family="text">
      <style:text-properties style:font-name="Times New Roman"/>
    </style:style>
    <style:style style:name="T391" style:parent-style-name="DefaultParagraphFont" style:family="text">
      <style:text-properties style:font-name="Times New Roman"/>
    </style:style>
    <style:style style:name="T392" style:parent-style-name="DefaultParagraphFont" style:family="text">
      <style:text-properties style:font-name="Times New Roman"/>
    </style:style>
    <style:style style:name="T393" style:parent-style-name="DefaultParagraphFont" style:family="text">
      <style:text-properties style:font-name="Times New Roman"/>
    </style:style>
    <style:style style:name="T394" style:parent-style-name="DefaultParagraphFont" style:family="text">
      <style:text-properties style:font-name="Times New Roman"/>
    </style:style>
    <style:style style:name="T395" style:parent-style-name="DefaultParagraphFont" style:family="text">
      <style:text-properties style:font-name="Times New Roman"/>
    </style:style>
    <style:style style:name="T396" style:parent-style-name="DefaultParagraphFont" style:family="text">
      <style:text-properties style:font-name="Times New Roman"/>
    </style:style>
    <style:style style:name="T397" style:parent-style-name="DefaultParagraphFont" style:family="text">
      <style:text-properties style:font-name="Times New Roman"/>
    </style:style>
    <style:style style:name="T398" style:parent-style-name="DefaultParagraphFont" style:family="text">
      <style:text-properties style:font-name="Times New Roman"/>
    </style:style>
    <style:style style:name="T399" style:parent-style-name="DefaultParagraphFont" style:family="text">
      <style:text-properties style:font-name="Times New Roman"/>
    </style:style>
    <style:style style:name="T400" style:parent-style-name="DefaultParagraphFont" style:family="text">
      <style:text-properties style:font-name="Times New Roman"/>
    </style:style>
    <style:style style:name="T401" style:parent-style-name="DefaultParagraphFont" style:family="text">
      <style:text-properties style:font-name="Times New Roman"/>
    </style:style>
    <style:style style:name="T402" style:parent-style-name="DefaultParagraphFont" style:family="text">
      <style:text-properties style:font-name="Times New Roman"/>
    </style:style>
    <style:style style:name="T403" style:parent-style-name="DefaultParagraphFont" style:family="text">
      <style:text-properties style:font-name="Times New Roman"/>
    </style:style>
    <style:style style:name="T404" style:parent-style-name="DefaultParagraphFont" style:family="text">
      <style:text-properties style:font-name="Times New Roman"/>
    </style:style>
    <style:style style:name="T405" style:parent-style-name="DefaultParagraphFont" style:family="text">
      <style:text-properties style:font-name="Times New Roman"/>
    </style:style>
    <style:style style:name="T406" style:parent-style-name="DefaultParagraphFont" style:family="text">
      <style:text-properties style:font-name="Times New Roman"/>
    </style:style>
    <style:style style:name="T407" style:parent-style-name="DefaultParagraphFont" style:family="text">
      <style:text-properties style:font-name="Times New Roman"/>
    </style:style>
    <style:style style:name="T408" style:parent-style-name="DefaultParagraphFont" style:family="text">
      <style:text-properties style:font-name="Times New Roman"/>
    </style:style>
    <style:style style:name="T409" style:parent-style-name="DefaultParagraphFont" style:family="text">
      <style:text-properties style:font-name="Times New Roman"/>
    </style:style>
    <style:style style:name="T410" style:parent-style-name="DefaultParagraphFont" style:family="text">
      <style:text-properties style:font-name="Times New Roman"/>
    </style:style>
    <style:style style:name="T411" style:parent-style-name="DefaultParagraphFont" style:family="text">
      <style:text-properties style:font-name="Times New Roman"/>
    </style:style>
    <style:style style:name="T412" style:parent-style-name="DefaultParagraphFont" style:family="text">
      <style:text-properties style:font-name="Times New Roman"/>
    </style:style>
    <style:style style:name="T413" style:parent-style-name="DefaultParagraphFont" style:family="text">
      <style:text-properties style:font-name="Times New Roman"/>
    </style:style>
    <style:style style:name="T414" style:parent-style-name="DefaultParagraphFont" style:family="text">
      <style:text-properties style:font-name="Times New Roman"/>
    </style:style>
    <style:style style:name="T415" style:parent-style-name="DefaultParagraphFont" style:family="text">
      <style:text-properties style:font-name="Times New Roman"/>
    </style:style>
    <style:style style:name="T416" style:parent-style-name="DefaultParagraphFont" style:family="text">
      <style:text-properties style:font-name="Times New Roman"/>
    </style:style>
    <style:style style:name="T417" style:parent-style-name="DefaultParagraphFont" style:family="text">
      <style:text-properties style:font-name="Times New Roman"/>
    </style:style>
    <style:style style:name="P418" style:parent-style-name="Normal" style:family="paragraph">
      <style:text-properties style:font-name="Times New Roman"/>
    </style:style>
    <style:style style:name="T419" style:parent-style-name="DefaultParagraphFont" style:family="text">
      <style:text-properties style:font-name="Times New Roman"/>
    </style:style>
    <style:style style:name="T420" style:parent-style-name="DefaultParagraphFont" style:family="text">
      <style:text-properties style:font-name="Times New Roman"/>
    </style:style>
    <style:style style:name="T421" style:parent-style-name="DefaultParagraphFont" style:family="text">
      <style:text-properties style:font-name="Times New Roman"/>
    </style:style>
    <style:style style:name="T422" style:parent-style-name="DefaultParagraphFont" style:family="text">
      <style:text-properties style:font-name="Times New Roman"/>
    </style:style>
    <style:style style:name="T423" style:parent-style-name="DefaultParagraphFont" style:family="text">
      <style:text-properties style:font-name="Times New Roman"/>
    </style:style>
  </office:automatic-styles>
  <office:body>
    <office:text text:use-soft-page-breaks="true">
      <text:h text:style-name="P1" text:outline-level="2">Top 10<text:s/>Most<text:s/>Extraordinary Discoveries Made<text:s/>From<text:s/>Antarctica<text:line-break/></text:h>
      <text:p text:style-name="P2">Antarctica is the most<text:s/>mysterious place on Earth. It holds many secrets that are slowly being uncovered.<text:s/>Many of these discoveries turns<text:s/>out to<text:s/>be specular due to the extreme environment<text:s/>of the coldest continent that has been relatively untouched my humans. <text:s/>Here are the Top 10 Most Extraordinary Discoveries Made From Antarctica. Enjoy.<text:s/></text:p>
      <text:h text:style-name="Heading1" text:outline-level="1">Number 10: Dinosaurs</text:h>
      <text:p text:style-name="Normal"><text:span text:style-name="T3"><office:annotation office:name="0"><dc:creator>Revi Bennett</dc:creator><dc:date>2017-12-02T15:08:00</dc:date><text:p text:style-name="CommentText"><text:a xlink:href="https://www.livescience.com/56805-mosasaur-discovered-in-antarctica.html" office:target-frame-name="_top" xlink:show="replace"><text:span text:style-name="Hyperlink">https://www.livescience.com/56805-mosasaur-discovered-in-antarctica.html</text:span></text:a></text:p><text:p text:style-name="CommentText"/></office:annotation>In the mid-1980s and early 1990s, scientists<text:s/></text:span><text:span text:style-name="T4"><office:annotation-end office:name="0"/></text:span><text:span text:style-name="T5">discovered multiple sets of fossilized remains of<text:s/></text:span><text:span text:style-name="T6">the magnificent<text:s/></text:span><text:span text:style-name="T7">reptiles who once ru</text:span><text:span text:style-name="T8">led the planet</text:span><text:span text:style-name="T9">. The</text:span><text:span text:style-name="T10">se discoveries show</text:span><text:span text:style-name="T11"><text:s/></text:span><text:span text:style-name="T12"><office:annotation office:name="1"><dc:creator>Revi Bennett</dc:creator><dc:date>2017-12-02T15:11:00</dc:date><text:p text:style-name="CommentText"><text:a xlink:href="http://channel.nationalgeographic.com/continent-7-antarctica/articles/top-10-recent-scientific-discoveries-in-antarctica/" office:target-frame-name="_top" xlink:show="replace"><text:span text:style-name="Hyperlink">http://channel.nationalgeographic.com/continent-7-antarctica/articles/top-10-recent-scientific-discoveries-in-antarcti</text:span><text:bookmark-start text:name="_Hlt499990756"/><text:bookmark-start text:name="_Hlt499990757"/><text:span text:style-name="Hyperlink">c</text:span><text:bookmark-end text:name="_Hlt499990756"/><text:bookmark-end text:name="_Hlt499990757"/><text:span text:style-name="Hyperlink">a/</text:span></text:a></text:p><text:p text:style-name="CommentText"/></office:annotation>that dinosaurs<text:s/></text:span><text:span text:style-name="CommentReference"><office:annotation-end office:name="1"/></text:span><text:span text:style-name="T13">had lived on t</text:span><text:span text:style-name="T14">he harshest</text:span><text:span text:style-name="T15"><text:s/>continent<text:s/></text:span><text:span text:style-name="T16">dating back as far as</text:span><text:span text:style-name="T17"><text:s/>200 million years and as recently as 75-to-80 million years ago.</text:span><text:span text:style-name="T18"><text:s/>Alongside, the bones of Dinosaurs, scientists have made discovered the remains of various other ancient animals. One such animal from the past is the</text:span><text:span text:style-name="T19"><text:s/></text:span><text:span text:style-name="T20"><office:annotation office:name="2"><dc:creator>Revi Bennett</dc:creator><dc:date>2017-12-02T15:09:00</dc:date><text:p text:style-name="CommentText">https://img.purch.com/w/660/aHR0cDovL3d3dy5saXZlc2NpZW5jZS5jb20vaW1hZ2VzL2kvMDAwLzA4Ny80Mzkvb3JpZ2luYWwvbW9zYXNhdXItYW50YXJjdGljLmpwZw</text:p></office:annotation>Kaikaifilu Hervei</text:span><text:span text:style-name="T21"><office:annotation-end office:name="2"/></text:span><text:span text:style-name="T22">,<text:s/></text:span><text:span text:style-name="T23"><office:annotation office:name="3"><dc:creator>Revi Bennett</dc:creator><dc:date>2017-12-02T15:10:00</dc:date><text:p text:style-name="CommentText"><text:a xlink:href="http://english.netmassimo.com/2016/11/09/kaikaifilu-hervei-was-a-mosasaur-that-lived-in-the-antarctic-seas/" office:target-frame-name="_top" xlink:show="replace"><text:span text:style-name="Hyperlink">http://english.netmassimo.com/2016/11/09/kaikaifilu-hervei-was-a-mosasaur-that-lived-in-the-antarctic-seas/</text:span></text:a></text:p><text:p text:style-name="CommentText"/></office:annotation>which is a<text:s/></text:span><text:span text:style-name="T24">mosasaur</text:span><text:span text:style-name="CommentReference"><office:annotation-end office:name="3"/></text:span><text:span text:style-name="T25">.</text:span><text:span text:style-name="T26"><text:s/>It</text:span><text:span text:style-name="T27"><text:s/>lived 66 million years ago</text:span><text:span text:style-name="T28"><text:s/>and is<text:s/></text:span><text:span text:style-name="T29">one of the</text:span><text:span text:style-name="T30"><text:s/>largest ancient animal to be discovered in</text:span><text:span text:style-name="T31"><text:s/>Antarctica</text:span><text:span text:style-name="T32">. It had a height of a five-story office building. I</text:span><text:span text:style-name="T33">t traveled<text:s/></text:span><text:span text:style-name="T34">the ancient seas using its paddle-like limbs and long tail</text:span><text:span text:style-name="T35"><text:s/>and likely was great predator.<text:s/></text:span><text:span text:style-name="T36"><text:s/></text:span></text:p>
      <text:h text:style-name="Heading1" text:outline-level="1"><text:span text:style-name="T37">Number 9:<text:s/></text:span>Meteorite With Martian Life</text:h>
      <text:p text:style-name="Normal"><text:span text:style-name="T38"><office:annotation office:name="4"><dc:creator>Revi Bennett</dc:creator><dc:date>2017-12-02T16:34:00</dc:date><text:p text:style-name="CommentText"><text:a xlink:href="https://www.theguardian.com/science/2011/mar/06/nasa-scientist-evidence-extraterrestrial-life" office:target-frame-name="_top" xlink:show="replace"><text:span text:style-name="Hyperlink">https://www.th</text:span><text:bookmark-start text:name="_Hlt499993089"/><text:bookmark-start text:name="_Hlt499993090"/><text:span text:style-name="Hyperlink">e</text:span><text:bookmark-end text:name="_Hlt499993089"/><text:bookmark-end text:name="_Hlt499993090"/><text:span text:style-name="Hyperlink">guardian.com/science/2011/mar/06/nasa-scientist-evidence-extraterrestrial-life</text:span></text:a></text:p><text:p text:style-name="CommentText"/></office:annotation>In 1996,<text:s/></text:span><text:span text:style-name="CommentReference"><office:annotation-end office:name="4"/></text:span><text:span text:style-name="T39"><office:annotation office:name="5"><dc:creator>Revi Bennett</dc:creator><dc:date>2017-12-02T16:34:00</dc:date><text:p text:style-name="CommentText"><text:span text:style-name="T40"/></text:p></office:annotation><office:annotation office:name="6"><dc:creator>Revi Bennett</dc:creator><dc:date>2017-12-02T17:54:00</dc:date><text:p text:style-name="CommentText"/></office:annotation>David McKay</text:span><text:span text:style-name="CommentReference"><office:annotation-end office:name="5"/></text:span><text:span text:style-name="CommentReference"><office:annotation-end office:name="6"/></text:span><text:span text:style-name="T41">,<text:s/></text:span><text:span text:style-name="T42">a</text:span><text:span text:style-name="T43"><text:s/>NASA researcher,</text:span><text:span text:style-name="T44"><text:s/>found w</text:span><text:span text:style-name="T45">hat appeared to be traces of Martian life inside a meteorite recovered from Allan Hills</text:span><text:span text:style-name="T46"><text:s/></text:span><text:span text:style-name="T47">in Antarctica in 1984.</text:span><text:span text:style-name="T48"><text:s/></text:span><text:span text:style-name="T49">The meteorite,<text:s/></text:span><text:span text:style-name="T50">named</text:span><text:span text:style-name="T51"><text:s/>ALH84001, broke</text:span><text:span text:style-name="T52"><text:s/></text:span><text:span text:style-name="T53">off<text:s/></text:span><text:span text:style-name="T54">from the s</text:span><text:span text:style-name="T55">urface of Mars by the impact of an asteroid</text:span><text:span text:style-name="T56">.</text:span><text:span text:style-name="T57"><text:s/></text:span><text:span text:style-name="T58">It<text:s/></text:span><text:span text:style-name="T59">float</text:span><text:span text:style-name="T60">ed</text:span><text:span text:style-name="T61"><text:s/>through space for 16 million years</text:span><text:span text:style-name="T62"><text:s/>before it</text:span><text:span text:style-name="T63"><text:s/>landed in Antarctica</text:span><text:span text:style-name="T64">,<text:s/></text:span><text:span text:style-name="T65">13,000 years ago</text:span><text:span text:style-name="T66">.<text:s/></text:span><text:span text:style-name="T67"><office:annotation office:name="7"><dc:creator>Revi Bennett</dc:creator><dc:date>2017-12-02T17:14:00</dc:date><text:p text:style-name="CommentText">http://www.telegraph.co.uk/news/obituaries/9900905/David-McKay.html</text:p></office:annotation>The</text:span><text:span text:style-name="T68"><text:s/>ALH84001 contained</text:span><text:span text:style-name="CommentReference"><office:annotation-end office:name="7"/></text:span><text:span text:style-name="T69"><text:s/>a combination of minerals and carbon compounds that<text:s/></text:span><text:span text:style-name="T70">are created by microbes on Earth.</text:span><text:span text:style-name="T71"><text:s/>There were c</text:span><text:span text:style-name="T72">hains of wormlike globules</text:span><text:span text:style-name="T73"><text:s/>on the meteorite that matched closely<text:s/></text:span><text:span text:style-name="T74">to chains formed by<text:s/></text:span><text:span text:style-name="T75">certain</text:span><text:span text:style-name="T76"><text:s/>bacteria on Earth.</text:span><text:span text:style-name="T77"><text:s/>However, some scientists remained skeptical<text:s/></text:span><text:span text:style-name="T78">arguing that the meteorite could have contaminated, while others point out that the structures could be formed by chemical and not biological processes.</text:span><text:span text:style-name="T79"><text:s/></text:span><text:span text:style-name="T80">There have been a back and forth in the scientific community on the authenticity of the findings. We will likely not know the truth until we reach Mars.<text:s/></text:span></text:p>
      <text:h text:style-name="Heading1" text:outline-level="1">Number 8:<text:s/>Unfreezing Super-Salty Pond<text:s/></text:h>
      <text:p text:style-name="Normal"><text:span text:style-name="T81"><office:annotation office:name="8"><dc:creator>Revi Bennett</dc:creator><dc:date>2017-12-02T17:52:00</dc:date><text:p text:style-name="CommentText"><text:a xlink:href="https://www.scientificamerican.com/article/how-did-this-weird-super-salty-pond-form-in-antarctica/" office:target-frame-name="_top" xlink:show="replace"><text:span text:style-name="Hyperlink">https://www.scientificamerican.com/article/how-did-this-weird-super-salty-pond-form-in-antarctica/</text:span></text:a></text:p><text:p text:style-name="CommentText"/></office:annotation>There is a pond<text:s/></text:span><text:span text:style-name="CommentReference"><office:annotation-end office:name="8"/></text:span><text:span text:style-name="T82">in Antarctica that is so salty, that it does not freeze even with a temperature of minus 50</text:span><text:span text:style-name="T83">o</text:span><text:span text:style-name="T84">C.</text:span><text:span text:style-name="T85"><text:s/></text:span><text:span text:style-name="T86">It is made of 95% pure Calcium Chloride, that<text:s/></text:span><text:span text:style-name="T87">is<text:s/></text:span><text:span text:style-name="T88">far purer than salt found in other places in nature. <text:s/></text:span><text:span text:style-name="T89">The pond called the<text:s/></text:span><text:span text:style-name="T90"><office:annotation office:name="9"><dc:creator>Revi Bennett</dc:creator><dc:date>2017-12-02T17:54:00</dc:date><text:p text:style-name="CommentText"><text:a xlink:href="https://www.livescience.com/61003-source-of-super-salty-antarctic-pond.html" office:target-frame-name="_top" xlink:show="replace"><text:span text:style-name="Hyperlink">https://www.li</text:span><text:bookmark-start text:name="_Hlt500000542"/><text:bookmark-start text:name="_Hlt500000543"/><text:span text:style-name="Hyperlink">v</text:span><text:bookmark-end text:name="_Hlt500000542"/><text:bookmark-end text:name="_Hlt500000543"/><text:span text:style-name="Hyperlink">escience.com/61003-source-of-super-salty-antarctic-pond.html</text:span></text:a></text:p><text:p text:style-name="CommentText"/></office:annotation>Don Juan Pond</text:span><text:span text:style-name="CommentReference"><office:annotation-end office:name="9"/></text:span><text:span text:style-name="T91">, which<text:s/></text:span><text:span text:style-name="T92">has an</text:span><text:span text:style-name="T93"><text:s/>unusually heavy and pure load of salt</text:span><text:span text:style-name="T94">,</text:span><text:span text:style-name="T95"><text:s/>has been a geochemical mystery since it was discovered during a 1961 expedition.<text:s/></text:span><text:span text:style-name="T96">The source that feeds the pond has been a mystery to scientists.<text:s/></text:span><text:span text:style-name="T97">Some studies say it<text:s/></text:span><text:span text:style-name="T98">was fed by deep groundwater,<text:s/></text:span><text:span text:style-name="T99">while others suggest</text:span><text:span text:style-name="T100"><text:s/>the salt<text:s/></text:span><text:span text:style-name="T101">comes</text:span><text:span text:style-name="T102"><text:s/>from a shallower source.</text:span><text:span text:style-name="T103"><text:s/>The pond and surrounding area is very Mars</text:span><text:span text:style-name="T104">-</text:span><text:span text:style-name="T105">like and could help scientists understand similar features on the “Martian” home planet.</text:span><text:span text:style-name="T106"><text:s/></text:span><text:span text:style-name="T107">The pond<text:s/></text:span><text:span text:style-name="T108">is<text:s/></text:span><text:span text:style-name="T109">about 40 percent<text:s/></text:span><text:span text:style-name="T110">salt by weight. This high salt concentration is due to</text:span><text:span text:style-name="T111"><text:s/>the high evaporation rate in the extremely dry environment</text:span><text:span text:style-name="T112"><text:s/>of the pond</text:span><text:span text:style-name="T113"><text:s/>and the ability of calcium chloride to form much more concentrated solutions than<text:s/></text:span><text:span text:style-name="T114">sodium chloride, which is table salt.<text:s/></text:span></text:p>
      <text:soft-page-break/>
      <text:h text:style-name="Heading1" text:outline-level="1"><text:span text:style-name="T115">Number 7:<text:s/></text:span>Subglacial<text:s/>Lake<text:span text:style-name="T116">s</text:span></text:h>
      <text:p text:style-name="Normal"><text:span text:style-name="T117"><office:annotation office:name="10"><dc:creator>Revi Bennett</dc:creator><dc:date>2017-12-02T19:51:00</dc:date><text:p text:style-name="CommentText"/><text:p text:style-name="CommentText"><text:a xlink:href="https://www.mnn.com/earth-matters/wilderness-resources/stories/huge-subglacial-lake-discovered-underneath-antarcticas-ice" office:target-frame-name="_top" xlink:show="replace"><text:span text:style-name="Hyperlink">https://www.mnn.com/earth-matters/wilderness-resources/stories/huge-subglacial-lake-discovered-underneath-antarcticas-ice</text:span></text:a></text:p><text:p text:style-name="CommentText"/></office:annotation>Researchers have discovered a massive</text:span><text:span text:style-name="CommentReference"><office:annotation-end office:name="10"/></text:span><text:span text:style-name="T118">, 62-mile long, ribbon-shaped subglacial liquid lake in Antarctica</text:span><text:span text:style-name="T119"><text:s/>that<text:s/></text:span><text:span text:style-name="T120">could be teeming with new species</text:span><text:span text:style-name="T121"><text:s/>that has been<text:s/></text:span><text:span text:style-name="T122">hidden for millennia beneath the</text:span><text:span text:style-name="T123"><text:s/></text:span><text:span text:style-name="T124">glacial cap.</text:span><text:span text:style-name="T125"><text:s/></text:span><text:span text:style-name="T126">The<text:s/></text:span><text:span text:style-name="T127">lake</text:span><text:span text:style-name="T128"><text:s/>that</text:span><text:span text:style-name="T129"><text:s/>likely<text:s/></text:span><text:span text:style-name="T130">became<text:s/></text:span><text:span text:style-name="T131">isolated</text:span><text:span text:style-name="T132"><text:s/></text:span><text:span text:style-name="T133">around 25 million years,<text:s/></text:span><text:span text:style-name="T134">has led<text:s/></text:span><text:span text:style-name="T135">biologists<text:s/></text:span><text:span text:style-name="T136">to become enthusiastic about the possibility of</text:span><text:span text:style-name="T137"><text:s/>ancient life forms<text:s/></text:span><text:span text:style-name="T138">still</text:span><text:span text:style-name="T139"><text:s/>surviv</text:span><text:span text:style-name="T140">ing</text:span><text:span text:style-name="T141"><text:s/>within it.<text:s/></text:span><text:span text:style-name="T142"><office:annotation office:name="11"><dc:creator>Revi Bennett</dc:creator><dc:date>2017-12-02T19:52:00</dc:date><text:p text:style-name="CommentText"><text:a xlink:href="https://www.nbcnews.com/science/science-news/antarcticas-hidden-lake-vostok-found-teem-life-f6C10561955" office:target-frame-name="_top" xlink:show="replace"><text:span text:style-name="Hyperlink">https://www.nbcnews.com/science/science-news/antarcticas-hidden-lake-vostok-found-teem-life-f6C10561955</text:span></text:a></text:p><text:p text:style-name="CommentText"/></office:annotation>This lake is similar to<text:s/></text:span><text:span text:style-name="CommentReference"><office:annotation-end office:name="11"/></text:span><text:span text:style-name="T143">Lake Vostok</text:span><text:span text:style-name="T144"><text:s/>that was discovered</text:span><text:span text:style-name="T145"><text:s/>in the latter half of the 20th century</text:span><text:span text:style-name="T146">. Vostok’s<text:s/></text:span><text:span text:style-name="T147">samples have been</text:span><text:span text:style-name="T148"><text:s/>shown to</text:span><text:span text:style-name="T149"><text:s/>contain evidence of life.<text:s/></text:span><text:span text:style-name="T150">With<text:s/></text:span><text:span text:style-name="T151">signs of life have been discovered at Lake Vostok</text:span><text:span text:style-name="T152">, there are increased chance</text:span><text:span text:style-name="T153"><text:s/>that<text:s/></text:span><text:span text:style-name="T154">ancient<text:s/></text:span><text:span text:style-name="T155">creatures may be<text:s/></text:span><text:span text:style-name="T156">hiding in the newly discovered lake.<text:s/></text:span><text:span text:style-name="T157"><office:annotation office:name="12"><dc:creator>Revi Bennett</dc:creator><dc:date>2017-12-02T20:14:00</dc:date><text:p text:style-name="CommentText">https://www.livescience.com/47461-lake-whillans-species-antarctica-life.html</text:p></office:annotation>Another lake</text:span><text:span text:style-name="CommentReference"><office:annotation-end office:name="12"/></text:span><text:span text:style-name="T158">, Lake Whillans, is the habitat of n</text:span><text:span text:style-name="T159">early 4,000 species of microbes</text:span><text:span text:style-name="T160">. It is<text:s/></text:span><text:span text:style-name="T161">2,625 feet</text:span><text:span text:style-name="T162"><text:s/>beneath the ice</text:span><text:span text:style-name="T163"><text:s/>in West Antarctica</text:span><text:span text:style-name="T164">.<text:s/></text:span><text:span text:style-name="T165">These are the first organisms ever retrieved from a subglacial Antarctic lake.</text:span></text:p>
      <text:h text:style-name="Heading1" text:outline-level="1"><text:span text:style-name="T166">Number 6:<text:s/></text:span><office:annotation office:name="13"><dc:creator>Revi Bennett</dc:creator><dc:date>2017-12-02T20:44:00</dc:date><text:p text:style-name="CommentText"/></office:annotation>Ancient Forrest<text:span text:style-name="T167"><office:annotation-end office:name="13"/></text:span></text:h>
      <text:p text:style-name="Normal"><text:span text:style-name="T168">Strange forests with some features of today's tropical trees<text:s/></text:span><text:span text:style-name="T169">have been discovered to have once grown in<text:s/></text:span><text:span text:style-name="T170">Antarctica</text:span><text:span text:style-name="T171"><office:annotation office:name="14"><dc:creator>Revi Bennett</dc:creator><dc:date>2017-12-02T21:38:00</dc:date><text:p text:style-name="CommentText"><text:a xlink:href="https://www.livescience.com/40893-weird-ancient-antarctic-forests.html" office:target-frame-name="_top" xlink:show="replace"><text:span text:style-name="Hyperlink">https://www.livescience.com/40893-weird-ancient-antarctic-forests.html</text:span></text:a></text:p><text:p text:style-name="CommentText"/></office:annotation>. D</text:span><text:span text:style-name="T172">uring the late Permian and early Triassic</text:span><text:span text:style-name="T173"><text:s/>period</text:span><text:span text:style-name="CommentReference"><office:annotation-end office:name="14"/></text:span><text:span text:style-name="T174">, 250 million years ago</text:span><text:span text:style-name="T175">, the world was a greenhouse</text:span><text:span text:style-name="T176">. This allowed f</text:span><text:span text:style-name="T177">orests<text:s/></text:span><text:span text:style-name="T178">to blanket Antarctica that was not covered by ice then. However,<text:s/></text:span><text:span text:style-name="T179">Antarctica</text:span><text:span text:style-name="T180"><text:s/>was still at a high latitude</text:span><text:span text:style-name="T181">, which meant<text:s/></text:span><text:span text:style-name="T182">the land<text:s/></text:span><text:span text:style-name="T183">was</text:span><text:span text:style-name="T184"><text:s/></text:span><text:span text:style-name="T185">consumed by</text:span><text:span text:style-name="T186"><text:s/>darkness<text:s/></text:span><text:span text:style-name="T187">24/7 in the winter</text:span><text:span text:style-name="T188"><text:s/>and<text:s/></text:span><text:span text:style-name="T189">the sun shone without rest in</text:span><text:span text:style-name="T190"><text:s/>the summer.</text:span><text:span text:style-name="T191"><text:s/></text:span><text:span text:style-name="T192">Scientists are not sure<text:s/></text:span><text:span text:style-name="T193">how plants coped with<text:s/></text:span><text:span text:style-name="T194">constantly<text:s/></text:span><text:span text:style-name="T195">photosynthesizing<text:s/></text:span><text:span text:style-name="T196">in the summer<text:s/></text:span><text:span text:style-name="T197">and then</text:span><text:span text:style-name="T198"><text:s/>not doing so during</text:span><text:span text:style-name="T199"><text:s/>winter</text:span><text:span text:style-name="T200">.</text:span><text:span text:style-name="T201"><text:s/></text:span></text:p>
      <text:h text:style-name="Heading1" text:outline-level="1">Break</text:h>
      <text:p text:style-name="Normal"><text:span text:style-name="T202">Before we get to number 5</text:span><text:span text:style-name="T203">, let us take a look at<text:s/></text:span><text:span text:style-name="T204"><office:annotation office:name="15"><dc:creator>Revi Bennett</dc:creator><dc:date>2017-12-02T22:17:00</dc:date><text:p text:style-name="CommentText">https://cdn.zmescience.com/wp-content/uploads/2010/09/iceberg01_428x269_to_468x312.jpg</text:p></office:annotation>Striped Icebergs</text:span><text:span text:style-name="CommentReference"><office:annotation-end office:name="15"/></text:span><text:span text:style-name="T205">. There are<text:s/></text:span><text:span text:style-name="T206">icebergs that have strips of colour running across their surfaces. They are founded all over the world, but do you know how they are formed? Leave your answer in the comments below and then find out the answer at the end of the video.<text:s/></text:span></text:p>
      <text:h text:style-name="Heading1" text:outline-level="1"><office:annotation office:name="16"><dc:creator>Revi Bennett</dc:creator><dc:date>2017-12-03T01:04:00</dc:date><text:p text:style-name="CommentText"/></office:annotation>Number 5:<text:s/>Penguins Poop Stains<text:span text:style-name="T207"><office:annotation-end office:name="16"/></text:span></text:h>
      <text:p text:style-name="Normal"><text:span text:style-name="T208"><office:annotation office:name="17"><dc:creator>Revi Bennett</dc:creator><dc:date>2017-12-03T12:59:00</dc:date><text:p text:style-name="CommentText"/><text:p text:style-name="CommentText"><text:a xlink:href="https://www.livescience.com/46475-penguin-poop-satellite-tracking.html" office:target-frame-name="_top" xlink:show="replace"><text:span text:style-name="Hyperlink">https://www.livescience.com/46475-penguin-poop-sate</text:span><text:bookmark-start text:name="_Hlt499908166"/><text:bookmark-start text:name="_Hlt499908167"/><text:span text:style-name="Hyperlink">l</text:span><text:bookmark-end text:name="_Hlt499908166"/><text:bookmark-end text:name="_Hlt499908167"/><text:span text:style-name="Hyperlink">lite-tracking.html</text:span></text:a></text:p><text:p text:style-name="CommentText"/></office:annotation>Scientists have been<text:s/></text:span><text:span text:style-name="CommentReference"><office:annotation-end office:name="17"/></text:span><text:span text:style-name="T209">able to track the migration pattern of the Emperor Penguins in Antarctica using sate</text:span><text:span text:style-name="T210">llite</text:span><text:span text:style-name="T211"><text:s/>and poop stains</text:span><text:span text:style-name="T212">. It shows that the penguins migrate with climate change as the level of ice changes in the Antarctic icecap.<text:s/></text:span><text:span text:style-name="T213">Penguins like to return to the<text:s/></text:span><text:span text:style-name="T214">same<text:s/></text:span><text:span text:style-name="T215">place to breed, however, the rising temperature in the Antarctic is forcing them to seek new breeding ground</text:span><text:span text:style-name="T216">. Scientists<text:s/></text:span><text:span text:style-name="T217">noticed that the penguins might be adapting to their changing environment</text:span><text:span text:style-name="T218"><text:s/>when<text:s/></text:span><text:span text:style-name="T219">a new colony about 120 miles south of a breeding ground</text:span><text:span text:style-name="T220"><text:s/>was abandoned when the ice disappear</text:span><text:span text:style-name="T221">ed</text:span><text:span text:style-name="T222"><office:annotation office:name="18"><dc:creator>Revi Bennett</dc:creator><dc:date>2017-12-03T12:59:00</dc:date><text:p text:style-name="CommentText"><text:a xlink:href="http://www.dailymail.co.uk/sciencetech/article-1190220/How-scientists-penguins-Antarctica--tracking-droppings-satellite-.html" office:target-frame-name="_top" xlink:show="replace"><text:span text:style-name="Hyperlink">http://www.dailymail.co.uk/sciencetech/article-1190220/How-scientists-penguins-Antarctica--tracking-droppings-satellite-.html</text:span></text:a></text:p><text:p text:style-name="CommentText"/></office:annotation>. New satellite-imagery<text:s/></text:span><text:span text:style-name="CommentReference"><office:annotation-end office:name="18"/></text:span><text:span text:style-name="T223">technology makes it eas</text:span><text:span text:style-name="T224">ier</text:span><text:span text:style-name="T225"><text:s/>for researchers to track the </text:span><text:span text:style-name="T226">penguins</text:span><text:span text:style-name="T227"> because of their</text:span><text:span text:style-name="T228"><text:s/>very visible</text:span><text:span text:style-name="T229"><text:s/>poop stains on the Antarctic ice and snow.</text:span><text:span text:style-name="T230"><text:s/>When the<text:s/></text:span><text:span text:style-name="T231">ocean temperature around Antarctica climbed</text:span><text:span text:style-name="T232"><text:s/>in the 1970s</text:span><text:span text:style-name="T233">, the colony size reduced by half.<text:s/></text:span><text:span text:style-name="T234"><text:s/>This led researchers to believe the rising temperature had killed off the penguins, but their poop has provided evidence that they have just mo</text:span><text:span text:style-name="T235">ved</text:span><text:span text:style-name="T236"><text:s/>to new colony.</text:span></text:p>
      <text:p text:style-name="P237"/>
      <text:h text:style-name="Heading1" text:outline-level="1"/>
      <text:h text:style-name="Heading1" text:outline-level="1"/>
      <text:h text:style-name="Heading1" text:outline-level="1"/>
      <text:h text:style-name="Heading1" text:outline-level="1"/>
      <text:h text:style-name="Heading1" text:outline-level="1"><text:span text:style-name="T238">Number 4:<text:s/></text:span><office:annotation office:name="19"><dc:creator>Revi Bennett</dc:creator><dc:date>2017-12-03T01:02:00</dc:date><text:p text:style-name="CommentText"/></office:annotation>Ice<text:span text:style-name="T239"><text:s/>Melt</text:span><text:s/>Crater<text:span text:style-name="T240"><office:annotation-end office:name="19"/></text:span></text:h>
      <text:p text:style-name="Normal"><text:span text:style-name="T241">A mysterious 2 miles cater, found in the Roi Baudoin ice<text:s/></text:span><text:span text:style-name="T242"><office:annotation office:name="20"><dc:creator>Revi Bennett</dc:creator><dc:date>2017-12-03T13:49:00</dc:date><text:p text:style-name="CommentText">https://www.livescience.com/49545-east-antarctica-crater-new-explanation.html</text:p></office:annotation>Shelf in East Antarctica t</text:span><text:span text:style-name="CommentReference"><office:annotation-end office:name="20"/></text:span><text:span text:style-name="T243">hat was thought to be made by a meteorite, has been found to be<text:s/></text:span><text:span text:style-name="T244">likely<text:s/></text:span><text:span text:style-name="T245">formed by a leaky meltwater lake. This feature is a doline, which is a sinkhole type pit that comes about when a meltwater lake suddenly drains from its bottom.</text:span><text:span text:style-name="T246"><text:s/>When<text:s/></text:span><text:span text:style-name="T247">researchers<text:s/></text:span><text:span text:style-name="T248">discovered the crater, it was<text:s/></text:span><text:span text:style-name="T249">suspected<text:s/></text:span><text:span text:style-name="T250">be<text:s/></text:span><text:span text:style-name="T251">caused</text:span><text:span text:style-name="T252"><text:s/>by a</text:span><text:span text:style-name="T253"><text:s/></text:span><text:span text:style-name="T254">meteorite blasted</text:span><text:span text:style-name="T255">, which impacted<text:s/></text:span><text:span text:style-name="T256">East Antarctica in 2004.</text:span><text:span text:style-name="T257"><text:s/></text:span><text:span text:style-name="T258">Glaciologists who</text:span><text:span text:style-name="T259"><text:s/>inspected the released picture of</text:span><text:span text:style-name="T260"><text:s/>the<text:s/></text:span><text:span text:style-name="T261">crater<text:s/></text:span><text:span text:style-name="T262">concluded that it<text:s/></text:span><text:span text:style-name="T263">resembles an ice doline.<text:s/></text:span><text:span text:style-name="T264">If the<text:s/></text:span><text:span text:style-name="T265">ice doline</text:span><text:span text:style-name="T266"><text:s/>hypothesis is correct, it would be e</text:span><text:span text:style-name="T267">xciti</text:span><text:span text:style-name="T268">ng to researchers as they must discover</text:span><text:span text:style-name="T269"><text:s/>how the meltwater lakes</text:span><text:span text:style-name="T270"><text:s/>are</text:span><text:span text:style-name="T271"><text:s/>formed.</text:span></text:p>
      <text:h text:style-name="Heading1" text:outline-level="1"><text:span text:style-name="T272">Number 3:<text:s/></text:span>Blood Falls</text:h>
      <text:p text:style-name="Normal"><text:span text:style-name="T273"><office:annotation office:name="21"><dc:creator>Revi Bennett</dc:creator><dc:date>2017-12-03T14:56:00</dc:date><text:p text:style-name="CommentText"><text:a xlink:href="http://www.fingerwind.com/wp-content/uploads/Blood-Falls-fingerwind.jpg" office:target-frame-name="_top" xlink:show="replace"><text:span text:style-name="Hyperlink">http://www.fingerwind.com/wp-content/uploads/Blood-Falls-fingerwind.jpg</text:span></text:a></text:p><text:p text:style-name="CommentText"/></office:annotation>Blood Falls<text:s/></text:span><text:span text:style-name="CommentReference"><office:annotation-end office:name="21"/></text:span><text:span text:style-name="T274">is a liquid outflow at the snout of<text:s/></text:span><text:span text:style-name="T275"><office:annotation office:name="22"><dc:creator>Revi Bennett</dc:creator><dc:date>2017-12-03T14:55:00</dc:date><text:p text:style-name="CommentText"/><text:p text:style-name="CommentText"><text:a xlink:href="https://www.nationalgeographic.org/media/blood-falls/" office:target-frame-name="_top" xlink:show="replace"><text:span text:style-name="Hyperlink">https://www.nationalgeographic.org/media/blood-falls/</text:span></text:a></text:p><text:p text:style-name="CommentText"/></office:annotation>Taylor Glacier<text:s/></text:span><text:span text:style-name="CommentReference"><office:annotation-end office:name="22"/></text:span><text:span text:style-name="T276">in East Antarctica.</text:span><text:span text:style-name="T277"><text:s/></text:span><text:span text:style-name="T278">Blood Falls is a plume rising from an ancient hyper</text:span><text:span text:style-name="T279">-</text:span><text:span text:style-name="T280">saline lake trapped beneath Taylor Glacier’s 400 meter</text:span><text:span text:style-name="T281">s</text:span><text:span text:style-name="T282"><text:s/>of ice. About 5 million years ago, the ocean flooded East Antarctica, creating a salty inland lake. Around 3 million years later, glaciers formed over the saline lake, trapping a basin of pristine saltwater that has been isolated for nearly 2 million years.</text:span><text:span text:style-name="T283"><text:s/></text:span><text:span text:style-name="T284">As water on the surface of the subglacial lake froze, the liquid below became even saltier. As liquid was removed from the lake, the lake’s salt became more concentrated in the remaining water.<text:s/></text:span><text:span text:style-name="T285">Currently, t</text:span><text:span text:style-name="T286">he water is about three times as salty as the ocea</text:span><text:span text:style-name="T287">n and it won’t freeze even below the 0</text:span><text:span text:style-name="T288">o</text:span><text:span text:style-name="T289"><text:s/>Celsius.</text:span><text:span text:style-name="T290"><text:s/></text:span><text:span text:style-name="T291">Blood Falls source lake is not actually red</text:span><text:span text:style-name="T292">, but<text:s/></text:span><text:span text:style-name="T293">rather, t</text:span><text:span text:style-name="T294">h</text:span><text:span text:style-name="T295">e</text:span><text:span text:style-name="T296"><text:s/>iron-rich water becomes red as it interacts with the oxygen-rich surface environment at the falls</text:span><text:span text:style-name="T297">.<text:s/></text:span><text:span text:style-name="T298">The red</text:span><text:span text:style-name="T299"><text:s/>particles form as a result of a chemical reaction between iron and oxygen. The<text:s/></text:span><text:span text:style-name="T300">high concentration of<text:s/></text:span><text:span text:style-name="T301">salt increases the rate of this reaction,<text:s/></text:span><text:span text:style-name="T302">making the<text:s/></text:span><text:span text:style-name="T303">water at Blood Falls appear bright red</text:span><text:span text:style-name="T304">.<text:s/></text:span><text:span text:style-name="T305">Blood Falls is a landform of interest<text:s/></text:span><text:span text:style-name="T306">to scientists because of<text:s/></text:span><text:span text:style-name="T307">its unusual<text:s/></text:span><text:span text:style-name="T308"><office:annotation office:name="23"><dc:creator>Revi Bennett</dc:creator><dc:date>2017-12-03T15:03:00</dc:date><text:p text:style-name="CommentText">https://www.atlasobscura.com/places/blood-falls</text:p></office:annotation>microbe community</text:span><text:span text:style-name="T309"><text:s/></text:span><text:span text:style-name="CommentReference"><office:annotation-end office:name="23"/></text:span><text:span text:style-name="T310">and could make us better understand the possibility of life outside Earth in such places as Jupiter’s moon Europa.<text:s/></text:span></text:p>
      <text:h text:style-name="Heading1" text:outline-level="1"><text:span text:style-name="T311">Number 2:<text:s/></text:span><office:annotation office:name="24"><dc:creator>Revi Bennett</dc:creator><dc:date>2017-12-03T15:12:00</dc:date><text:p text:style-name="CommentText"><text:a xlink:href="http://i.dailymail.co.uk/i/pix/2015/12/29/21/2FAC234B00000578-0-image-a-46_1451423151053.jpg" office:target-frame-name="_top" xlink:show="replace"><text:span text:style-name="Hyperlink">http://i.dailymail.co.uk/i/pix/2015/12/29/21/2FAC234B00000578-0-image-a-46_1451423151053.jpg</text:span></text:a></text:p><text:p text:style-name="CommentText"/></office:annotation>Giant Sea Spider<text:span text:style-name="T312"><office:annotation-end office:name="24"/></text:span></text:h>
      <text:p text:style-name="Normal"><text:span text:style-name="T313">Sea spiders can be found all over the world,<text:s/></text:span><text:span text:style-name="T314">however, the ones found in the Antarctic sea are far bigger than your everyday sea spiders</text:span><text:span text:style-name="T315">; they<text:s/></text:span><text:span text:style-name="T316">can grow to a leg-span of<text:s/></text:span><text:span text:style-name="T317"><office:annotation office:name="25"><dc:creator>Revi Bennett</dc:creator><dc:date>2017-12-03T15:59:00</dc:date><text:p text:style-name="CommentText">http://www.dailymail.co.uk/sciencetech/article-3378051/The-mystery-GIANT-SEA-SPIDERS-Scientists-baffled-mega-arthropods-emerging-Antarctica.html</text:p></office:annotation>nearly 25<text:s/></text:span><text:span text:style-name="T318">centim</text:span><text:span text:style-name="T319">eters</text:span><text:span text:style-name="CommentReference"><office:annotation-end office:name="25"/></text:span><text:span text:style-name="T320">. The<text:s/></text:span><text:span text:style-name="T321">spiders</text:span><text:span text:style-name="T322"><text:s/>are</text:span><text:span text:style-name="T323"><text:s/>pycnogonids,<text:s/></text:span><text:span text:style-name="T324">which are</text:span><text:span text:style-name="T325"><text:s/>primitive marine arthropod</text:span><text:span text:style-name="T326">. Their large size is due<text:s/></text:span><text:span text:style-name="T327">a phenomenon known as polar gigantism</text:span><text:span text:style-name="T328">.</text:span><text:span text:style-name="T329"><text:s/></text:span><text:span text:style-name="T330">Polar gigantism</text:span><text:span text:style-name="T331"><text:s/>a</text:span><text:span text:style-name="T332">ffect</text:span><text:span text:style-name="T333">s not only<text:s/></text:span><text:span text:style-name="T334">sea spiders</text:span><text:span text:style-name="T335">; it also affects</text:span><text:span text:style-name="T336"><text:s/></text:span><text:span text:style-name="T337">species</text:span><text:span text:style-name="T338"><text:s/>such as<text:s/></text:span><text:span text:style-name="T339">copepods, echinoderms, and some types of mollusks<text:s/></text:span><text:span text:style-name="T340">found in the poles.<text:s/></text:span><text:span text:style-name="T341">Several<text:s/></text:span><text:span text:style-name="T342">hypotheses</text:span><text:span text:style-name="T343"><text:s/>have been put forward</text:span><text:span text:style-name="T344"><text:s/>to explain polar gigantism.<text:s/></text:span><text:span text:style-name="T345"><office:annotation office:name="26"><dc:creator>Revi Bennett</dc:creator><dc:date>2017-12-03T15:46:00</dc:date><text:p text:style-name="CommentText"><text:a xlink:href="http://www.iflscience.com/plants-and-animals/whats-causing-these-antarctic-sea-spiders-become-giants/" office:target-frame-name="_top" xlink:show="replace"><text:span text:style-name="Hyperlink">http://www.iflscience.com/plants-and-animals/whats-causing-these-antarctic-sea-spiders-becom</text:span><text:bookmark-start text:name="_Hlt500076737"/><text:bookmark-start text:name="_Hlt500076738"/><text:span text:style-name="Hyperlink">e</text:span><text:bookmark-end text:name="_Hlt500076737"/><text:bookmark-end text:name="_Hlt500076738"/><text:span text:style-name="Hyperlink">-giants/</text:span></text:a></text:p><text:p text:style-name="CommentText"/></office:annotation>S</text:span><text:span text:style-name="T346">ome scientists claim<text:s/></text:span><text:span text:style-name="CommentReference"><office:annotation-end office:name="26"/></text:span><text:span text:style-name="T347">that large body size may have developed as an evolutionary trait to enable animals to withstand long periods of starvation during the winter</text:span><text:span text:style-name="T348">. I</text:span><text:span text:style-name="T349">t has</text:span><text:span text:style-name="T350"><text:s/>also been</text:span><text:span text:style-name="T351"><text:s/>suggested that th</text:span><text:span text:style-name="T352">e<text:s/></text:span><text:span text:style-name="T353">high availability of oxygen<text:s/></text:span><text:span text:style-name="T354">matched<text:s/></text:span><text:span text:style-name="T355">with the</text:span><text:span text:style-name="T356"><text:s/></text:span><text:span text:style-name="T357">low temperatures</text:span><text:span text:style-name="T358">,<text:s/></text:span><text:span text:style-name="T359">slow</text:span><text:span text:style-name="T360">s</text:span><text:span text:style-name="T361"><text:s/></text:span><text:span text:style-name="T362">animals' metabolism down and reduce their need for oxygen<text:s/></text:span><text:span text:style-name="T363">and thus producing</text:span><text:span text:style-name="T364"><text:s/>gigantism.</text:span><text:span text:style-name="T365"><text:s/></text:span><text:span text:style-name="T366">Research is<text:s/></text:span><text:soft-page-break/><text:span text:style-name="T367">still afoot to better understand these giant creatures, but if you are an<text:s/></text:span><text:span text:style-name="T368">Arachnophobe, do not venture to the Antarctica sea.</text:span><text:span text:style-name="T369"><text:s/></text:span></text:p>
      <text:h text:style-name="Heading1" text:outline-level="1"><text:span text:style-name="T370">Number 1:</text:span><text:span text:style-name="T371"><office:annotation office:name="27"><dc:creator>Revi Bennett</dc:creator><dc:date>2017-12-03T15:59:00</dc:date><text:p text:style-name="CommentText"><text:a xlink:href="http://i.imgur.com/65RvqlX.jpg" office:target-frame-name="_top" xlink:show="replace"><text:span text:style-name="Hyperlink">http://i.imgur.com/65RvqlX.jpg</text:span></text:a></text:p><text:p text:style-name="CommentText"/></office:annotation><text:s/></text:span>Eulagisca Gigantean<text:span text:style-name="T372"><office:annotation-end office:name="27"/></text:span></text:h>
      <text:p text:style-name="Normal"><text:span text:style-name="T373"><office:annotation office:name="30"><dc:creator>Revi Bennett</dc:creator><dc:date>2017-12-03T16:30:00</dc:date><text:p text:style-name="CommentText"><text:a xlink:href="https://www.livescience.com/59828-antarctica-marine-worm-from-hell.html" office:target-frame-name="_top" xlink:show="replace"><text:span text:style-name="Hyperlink">https://www.l</text:span><text:bookmark-start text:name="_Hlt500080192"/><text:bookmark-start text:name="_Hlt500080193"/><text:span text:style-name="Hyperlink">i</text:span><text:bookmark-end text:name="_Hlt500080192"/><text:bookmark-end text:name="_Hlt500080193"/><text:span text:style-name="Hyperlink">vescience.com/59828-antarctica-marine-worm-from-hell.html</text:span></text:a></text:p><text:p text:style-name="CommentText"/></office:annotation>The</text:span><text:s/><text:span text:style-name="T374">Eulagisca Gigantean</text:span><text:span text:style-name="T375"><office:annotation><dc:creator>Revi Bennett</dc:creator><dc:date>2017-12-03T15:59:00</dc:date><text:p text:style-name="CommentText"><text:a xlink:href="http://i.imgur.com/65RvqlX.jpg" office:target-frame-name="_top" xlink:show="replace"><text:span text:style-name="Hyperlink">http://i.imgur.com/65RvqlX.jpg</text:span></text:a></text:p><text:p text:style-name="CommentText"/></office:annotation></text:span><text:span text:style-name="CommentReference"><office:annotation><dc:creator>Revi Bennett</dc:creator><dc:date>2017-12-03T16:30:00</dc:date><text:p text:style-name="CommentText"/></office:annotation></text:span><text:span text:style-name="CommentReference"><office:annotation-end office:name="30"/></text:span><text:span text:style-name="T376"><text:s/></text:span><text:span text:style-name="T377">is<text:s/></text:span><text:span text:style-name="T378">a</text:span><text:span text:style-name="T379">n 8-inch</text:span><text:span text:style-name="T380"><text:s/></text:span><text:span text:style-name="T381">marine worm that lives in the waters near Antarctica</text:span><text:span text:style-name="T382">. It</text:span><text:span text:style-name="T383"><text:s/>has an oval body ringed with shiny golden bristles and topped with a sharp-toothed maw.<text:s/></text:span><text:span text:style-name="T384">I</text:span><text:span text:style-name="T385">t is</text:span><text:span text:style-name="T386"><text:s/></text:span><text:span text:style-name="T387">frequently found in the Southern Ocean waters, near Antarctica.</text:span><text:span text:style-name="T388"><text:s/>It</text:span><text:span text:style-name="T389"><text:s/>belongs to a class of marine worms called polychaetes</text:span><text:span text:style-name="T390">.<text:s/></text:span><text:span text:style-name="T391"><text:s/>Little is known about the habits and biology of this peculiar worm, which was first discovered in 1939</text:span><text:span text:style-name="T392">.<text:s/></text:span><text:span text:style-name="T393">The worm’s<text:s/></text:span><text:span text:style-name="T394">head is actually a retractable pharynx that is</text:span><text:span text:style-name="T395"><text:s/></text:span><text:span text:style-name="T396">housed within its body</text:span><text:span text:style-name="T397">.<text:s/></text:span><text:span text:style-name="T398">When the animal feeds, this section of its throat extends outward, to a length of about 2 inches</text:span><text:span text:style-name="T399">.</text:span><text:span text:style-name="T400"><text:s/>The</text:span><text:span text:style-name="T401"><text:s/>sharp</text:span><text:span text:style-name="T402">ness of its</text:span><text:span text:style-name="T403"><text:s/>teeth suggest that it preys on other animals or scavenges their remains</text:span><text:span text:style-name="T404">. It<text:s/></text:span><text:span text:style-name="T405">was found in the Antarctic Ocean at the depth of 520-670 m</text:span><text:span text:style-name="T406">eters.<text:s/></text:span><text:span text:style-name="T407">The worm</text:span><text:span text:style-name="T408"><text:s/>likely<text:s/></text:span><text:span text:style-name="T409">plays</text:span><text:span text:style-name="T410"><text:s/>a vital role in<text:s/></text:span><text:span text:style-name="T411">the<text:s/></text:span><text:span text:style-name="T412">ocean ecosystems</text:span><text:span text:style-name="T413">. They may help s</text:span><text:span text:style-name="T414">cientists'<text:s/></text:span><text:span text:style-name="T415">to better<text:s/></text:span><text:span text:style-name="T416">understand life in the deep ocean</text:span><text:span text:style-name="T417">.<text:s/></text:span></text:p>
      <text:h text:style-name="Heading1" text:outline-level="1">Answer To Trivia</text:h>
      <text:p text:style-name="P418">Now back to the<text:s/>question. The<text:s/>formation of Striped Icebergs depends on the colour of the strips.<text:s/>Blue stripes are<text:s/>formed<text:s/>when a crevice in the ice sheet fills up with meltwater and freezes so quickly that no bubbles form.<text:s/>The wavelength of blue light causes it to be scattered or spread around much more than the other colours.<text:s/><text:s/>Green strips can be made by the presence of<text:s/>algae, while other<text:s/>colours<text:s/>such as brown, black and yellow are caused by sediment, picked up when the ice sheet grinds downhill towards the sea.<text:s/>Did you have the correct answer? Then congratulations.<text:s/></text:p>
      <text:p text:style-name="Normal"><text:span text:style-name="T419">Do you know of any extraordinary discoveries made in Antarctica?<text:s/></text:span><text:span text:style-name="T420">Do you think another discovery made in Antarctica<text:s/></text:span><text:span text:style-name="T421">that<text:s/></text:span><text:span text:style-name="T422">deserve a place on this list? Do wish to visit Antarctica one day? Leave you answer in the comment section below. Thank you</text:span><text:span text:style-name="T423">.<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alibri Light" style:font-name-asian="Times New Roman"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libri Light" style:font-name-asian="Times New Roman"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alibri Light" style:font-name-asian="Times New Roman" fo:font-weight="bold" style:font-weight-asian="bold" style:font-weight-complex="bold" fo:font-size="13pt" style:font-size-asian="13pt" style:font-size-complex="13pt" fo:hyphenate="false"/>
    </style:style>
    <style:style style:name="Normal" style:display-name="Normal" style:family="paragraph">
      <style:paragraph-properties fo:margin-bottom="0.1111in" fo:line-height="107%"/>
      <style:text-properties fo:font-size="11pt" style:font-size-asian="11pt" style:font-size-complex="11pt" fo:hyphenate="false"/>
    </style:style>
    <style:style style:name="DefaultParagraphFont" style:display-name="Default Paragraph Font" style:family="text"/>
    <style:style style:name="Hyperlink" style:display-name="Hyperlink" style:family="text">
      <style:text-properties fo:color="#0563C1" style:text-underline-type="single" style:text-underline-style="solid" style:text-underline-width="auto" style:text-underline-mode="continuous"/>
    </style:style>
    <style:style style:name="UnresolvedMention" style:display-name="Unresolved Mention" style:family="text">
      <style:text-properties fo:color="#808080" fo:background-color="#E6E6E6"/>
    </style:style>
    <style:style style:name="NormalWeb" style:display-name="Normal (Web)" style:family="paragraph" style:parent-style-name="Normal">
      <style:text-properties style:font-name="Times New Roman" fo:font-size="12pt" style:font-size-asian="12pt" style:font-size-complex="12pt" fo:hyphenate="false"/>
    </style:style>
    <style:style style:name="Heading1Char" style:display-name="Heading 1 Char" style:family="text">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FollowedHyperlink" style:display-name="FollowedHyperlink" style:family="text">
      <style:text-properties fo:color="#954F72" style:text-underline-type="single" style:text-underline-style="solid" style:text-underline-width="auto" style:text-underline-mode="continuous"/>
    </style:style>
    <style:style style:name="Heading2Char" style:display-name="Heading 2 Char" style:family="text">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text-properties fo:font-weight="bold" style:font-weight-asian="bold" style:font-weight-complex="bold"/>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text-properties style:font-name="Segoe UI" style:font-name-complex="Segoe UI" fo:font-size="9pt" style:font-size-asian="9pt" style:font-size-complex="9pt"/>
    </style:style>
    <style:style style:name="Heading3Char" style:display-name="Heading 3 Char" style:family="text">
      <style:text-properties style:font-name="Calibri Light" style:font-name-asian="Times New Roman" style:font-name-complex="Times New Roman" fo:font-weight="bold" style:font-weight-asian="bold" style:font-weight-complex="bol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Revi Bennett</meta:initial-creator>
    <dc:creator>Revi Bennett</dc:creator>
    <meta:creation-date>2017-12-04T17:33:00Z</meta:creation-date>
    <dc:date>2017-12-04T17:33:00Z</dc:date>
    <meta:template xlink:href="Normal.dotm" xlink:type="simple"/>
    <meta:editing-cycles>2</meta:editing-cycles>
    <meta:editing-duration>PT60S</meta:editing-duration>
    <meta:document-statistic meta:page-count="4" meta:paragraph-count="21" meta:word-count="1632" meta:character-count="10920" meta:row-count="77" meta:non-whitespace-character-count="9309"/>
  </office:meta>
</office:document-meta>
</file>